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18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52.37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69.53mm"/>
    </style:style>
    <style:style style:name="co10" style:family="table-column">
      <style:table-column-properties fo:break-before="auto" style:column-width="62.99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65.7mm"/>
    </style:style>
    <style:style style:name="co13" style:family="table-column">
      <style:table-column-properties fo:break-before="auto" style:column-width="48.01mm"/>
    </style:style>
    <style:style style:name="co14" style:family="table-column">
      <style:table-column-properties fo:break-before="auto" style:column-width="63.8mm"/>
    </style:style>
    <style:style style:name="co15" style:family="table-column">
      <style:table-column-properties fo:break-before="auto" style:column-width="52.55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58.08mm"/>
    </style:style>
    <style:style style:name="co19" style:family="table-column">
      <style:table-column-properties fo:break-before="auto" style:column-width="37.39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66.53mm"/>
    </style:style>
    <style:style style:name="co22" style:family="table-column">
      <style:table-column-properties fo:break-before="auto" style:column-width="53.99mm"/>
    </style:style>
    <style:style style:name="co23" style:family="table-column">
      <style:table-column-properties fo:break-before="auto" style:column-width="69.25mm"/>
    </style:style>
    <style:style style:name="co24" style:family="table-column">
      <style:table-column-properties fo:break-before="auto" style:column-width="66.16mm"/>
    </style:style>
    <style:style style:name="co25" style:family="table-column">
      <style:table-column-properties fo:break-before="auto" style:column-width="65.44mm"/>
    </style:style>
    <style:style style:name="co26" style:family="table-column">
      <style:table-column-properties fo:break-before="auto" style:column-width="72.25mm"/>
    </style:style>
    <style:style style:name="co27" style:family="table-column">
      <style:table-column-properties fo:break-before="auto" style:column-width="45.28mm"/>
    </style:style>
    <style:style style:name="co28" style:family="table-column">
      <style:table-column-properties fo:break-before="auto" style:column-width="23.14mm"/>
    </style:style>
    <style:style style:name="co29" style:family="table-column">
      <style:table-column-properties fo:break-before="auto" style:column-width="64.35mm"/>
    </style:style>
    <style:style style:name="co30" style:family="table-column">
      <style:table-column-properties fo:break-before="auto" style:column-width="64.89mm"/>
    </style:style>
    <style:style style:name="co31" style:family="table-column">
      <style:table-column-properties fo:break-before="auto" style:column-width="66.25mm"/>
    </style:style>
    <style:style style:name="co32" style:family="table-column">
      <style:table-column-properties fo:break-before="auto" style:column-width="56.09mm"/>
    </style:style>
    <style:style style:name="co33" style:family="table-column">
      <style:table-column-properties fo:break-before="auto" style:column-width="55.37mm"/>
    </style:style>
    <style:style style:name="co34" style:family="table-column">
      <style:table-column-properties fo:break-before="auto" style:column-width="29.49mm"/>
    </style:style>
    <style:style style:name="co35" style:family="table-column">
      <style:table-column-properties fo:break-before="auto" style:column-width="36.48mm"/>
    </style:style>
    <style:style style:name="co36" style:family="table-column">
      <style:table-column-properties fo:break-before="auto" style:column-width="46.83mm"/>
    </style:style>
    <style:style style:name="co37" style:family="table-column">
      <style:table-column-properties fo:break-before="auto" style:column-width="56.9mm"/>
    </style:style>
    <style:style style:name="co38" style:family="table-column">
      <style:table-column-properties fo:break-before="auto" style:column-width="67.89mm"/>
    </style:style>
    <style:style style:name="co39" style:family="table-column">
      <style:table-column-properties fo:break-before="auto" style:column-width="79.23mm"/>
    </style:style>
    <style:style style:name="co40" style:family="table-column">
      <style:table-column-properties fo:break-before="auto" style:column-width="33.21mm"/>
    </style:style>
    <style:style style:name="co41" style:family="table-column">
      <style:table-column-properties fo:break-before="auto" style:column-width="58.81mm"/>
    </style:style>
    <style:style style:name="co42" style:family="table-column">
      <style:table-column-properties fo:break-before="auto" style:column-width="69.8mm"/>
    </style:style>
    <style:style style:name="co43" style:family="table-column">
      <style:table-column-properties fo:break-before="auto" style:column-width="50.46mm"/>
    </style:style>
    <style:style style:name="co44" style:family="table-column">
      <style:table-column-properties fo:break-before="auto" style:column-width="52.09mm"/>
    </style:style>
    <style:style style:name="co45" style:family="table-column">
      <style:table-column-properties fo:break-before="auto" style:column-width="41.38mm"/>
    </style:style>
    <style:style style:name="co46" style:family="table-column">
      <style:table-column-properties fo:break-before="auto" style:column-width="58.35mm"/>
    </style:style>
    <style:style style:name="co47" style:family="table-column">
      <style:table-column-properties fo:break-before="auto" style:column-width="70.5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ACT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ACTU_ATEX_CODE</text:p>
          </table:table-cell>
          <table:table-cell office:value-type="string" calcext:value-type="string">
            <text:p>ATEX Code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ACTU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ACTU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ACTU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ACTU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CTUEM</text:p>
          </table:table-cell>
          <table:table-cell office:value-type="string" calcext:value-type="string">
            <text:p>ACTU_RATED_VOLTAGE_UNITS</text:p>
          </table:table-cell>
          <table:table-cell office:value-type="string" calcext:value-type="string">
            <text:p>Rated Voltage Units</text:p>
          </table:table-cell>
        </table:table-row>
      </table:table>
      <table:table table:name="ANAL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AL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AM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CD</text:p>
          </table:table-cell>
          <table:table-cell office:value-type="string" calcext:value-type="string">
            <text:p>ANAL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CL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CL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CL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CL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CL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CO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CO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CO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CO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CO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DE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DO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DO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DO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DO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DO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FE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FG</text:p>
          </table:table-cell>
          <table:table-cell office:value-type="string" calcext:value-type="string">
            <text:p>ANAL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GA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HA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MISC</text:p>
          </table:table-cell>
          <table:table-cell office:value-type="string" calcext:value-type="string">
            <text:p>ANAL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MN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NO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O2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O3</text:p>
          </table:table-cell>
          <table:table-cell office:value-type="string" calcext:value-type="string">
            <text:p>ANAL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2">
          <table:table-cell office:value-type="string" calcext:value-type="string">
            <text:p>ANALO3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O3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O3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O3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PA</text:p>
          </table:table-cell>
          <table:table-cell office:value-type="string" calcext:value-type="string">
            <text:p>ANAL_PARTICLE_SIZE_FILTER_UM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PA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PA</text:p>
          </table:table-cell>
          <table:table-cell office:value-type="string" calcext:value-type="string">
            <text:p>ANAL_SPECIFIC_ORDER_CODE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PB</text:p>
          </table:table-cell>
          <table:table-cell office:value-type="string" calcext:value-type="string">
            <text:p>ANAL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PH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PH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PH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PH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PH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PO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PP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ANALRO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RO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RO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RO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SS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SS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SS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SS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SS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TB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TB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TB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TB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TB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UV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ANALUV</text:p>
          </table:table-cell>
          <table:table-cell office:value-type="string" calcext:value-type="string">
            <text:p>ANAL_TRANSDUC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UV</text:p>
          </table:table-cell>
          <table:table-cell office:value-type="string" calcext:value-type="string">
            <text:p>ANAL_TRANSDUCER_SERIAL_NO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UV</text:p>
          </table:table-cell>
          <table:table-cell office:value-type="string" calcext:value-type="string">
            <text:p>ANAL_TRANSMITTER_MODEL</text:p>
          </table:table-cell>
          <table:table-cell table:style-name="Default"/>
        </table:table-row>
        <table:table-row table:style-name="ro2">
          <table:table-cell office:value-type="string" calcext:value-type="string">
            <text:p>ANALUV</text:p>
          </table:table-cell>
          <table:table-cell office:value-type="string" calcext:value-type="string">
            <text:p>ANAL_TRANSMITTER_SERIAL_N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ANALWC</text:p>
          </table:table-cell>
          <table:table-cell office:value-type="string" calcext:value-type="string">
            <text:p>ANAL_RATED_VOLTAGE_UNITS</text:p>
          </table:table-cell>
          <table:table-cell office:value-type="string" calcext:value-type="string">
            <text:p>Rated Voltage Units</text:p>
          </table:table-cell>
        </table:table-row>
      </table:table>
      <table:table table:name="DIS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FAULT_RATING_KA</text:p>
          </table:table-cell>
          <table:table-cell office:value-type="string" calcext:value-type="string">
            <text:p>Fault Rating (kA)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NUMBER_OF_POLES</text:p>
          </table:table-cell>
          <table:table-cell office:value-type="string" calcext:value-type="string">
            <text:p>Number of Poles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NUMBER_OF_WAYS</text:p>
          </table:table-cell>
          <table:table-cell office:value-type="string" calcext:value-type="string">
            <text:p>Number of Ways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DIST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DISTBD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</table:table>
      <table:table table:name="EMTR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EMTRBK</text:p>
          </table:table-cell>
          <table:table-cell office:value-type="string" calcext:value-type="string">
            <text:p>EMTR_FRAME_SIZE</text:p>
          </table:table-cell>
          <table:table-cell office:value-type="string" calcext:value-type="string">
            <text:p>IEC Frame Size</text:p>
          </table:table-cell>
        </table:table-row>
        <table:table-row table:style-name="ro2">
          <table:table-cell office:value-type="string" calcext:value-type="string">
            <text:p>EMTRBK</text:p>
          </table:table-cell>
          <table:table-cell office:value-type="string" calcext:value-type="string">
            <text:p>EMTR_NUMBER_OF_PHAS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BK</text:p>
          </table:table-cell>
          <table:table-cell office:value-type="string" calcext:value-type="string">
            <text:p>EMT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EMTRBK</text:p>
          </table:table-cell>
          <table:table-cell office:value-type="string" calcext:value-type="string">
            <text:p>EMT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EMTRBK</text:p>
          </table:table-cell>
          <table:table-cell office:value-type="string" calcext:value-type="string">
            <text:p>EMTR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2">
          <table:table-cell office:value-type="string" calcext:value-type="string">
            <text:p>EMTRBK</text:p>
          </table:table-cell>
          <table:table-cell office:value-type="string" calcext:value-type="string">
            <text:p>EMTR_RATED_VOLTAG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BK</text:p>
          </table:table-cell>
          <table:table-cell office:value-type="string" calcext:value-type="string">
            <text:p>EMTR_RATED_VOLTAGE_UNITS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BK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EMTRBK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ngress Protection Rating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EMTR_FRAME_SIZE</text:p>
          </table:table-cell>
          <table:table-cell office:value-type="string" calcext:value-type="string">
            <text:p>IEC Frame Size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EMTR_NUMBER_OF_BRUSHES</text:p>
          </table:table-cell>
          <table:table-cell office:value-type="string" calcext:value-type="string">
            <text:p>Number of Brushes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EMT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EMT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EMTR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EMTRD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ngress Protection Rating</text:p>
          </table:table-cell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EMTR_ANTI_CONDENSATION_HEATERS</text:p>
          </table:table-cell>
          <table:table-cell office:value-type="string" calcext:value-type="string">
            <text:p>Anti-condensation Heaters Required</text:p>
          </table:table-cell>
        </table:table-row>
        <table:table-row table:style-name="ro2">
          <table:table-cell office:value-type="string" calcext:value-type="string">
            <text:p>EMTRIN</text:p>
          </table:table-cell>
          <table:table-cell office:value-type="string" calcext:value-type="string">
            <text:p>EMTR_ATEX_COD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EMTR_FRAME_SIZE</text:p>
          </table:table-cell>
          <table:table-cell office:value-type="string" calcext:value-type="string">
            <text:p>IEC Frame Size</text:p>
          </table:table-cell>
        </table:table-row>
        <table:table-row table:style-name="ro2">
          <table:table-cell office:value-type="string" calcext:value-type="string">
            <text:p>EMTRIN</text:p>
          </table:table-cell>
          <table:table-cell office:value-type="string" calcext:value-type="string">
            <text:p>EMTR_MOUNTING_TYP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IN</text:p>
          </table:table-cell>
          <table:table-cell office:value-type="string" calcext:value-type="string">
            <text:p>EMTR_NUMBER_OF_PHAS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EMT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EMT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EMTR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2">
          <table:table-cell office:value-type="string" calcext:value-type="string">
            <text:p>EMTRIN</text:p>
          </table:table-cell>
          <table:table-cell office:value-type="string" calcext:value-type="string">
            <text:p>EMTR_RATED_VOLTAG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IN</text:p>
          </table:table-cell>
          <table:table-cell office:value-type="string" calcext:value-type="string">
            <text:p>EMTR_RATED_VOLTAGE_UNITS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IN</text:p>
          </table:table-cell>
          <table:table-cell office:value-type="string" calcext:value-type="string">
            <text:p>EMTR_THERMAL_PROTE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EMTRIN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ngress Protection Rating</text:p>
          </table:table-cell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ATEX_COD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DEVICE_REF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FRAME_SIZE</text:p>
          </table:table-cell>
          <table:table-cell office:value-type="string" calcext:value-type="string">
            <text:p>IEC Frame Size</text:p>
          </table:table-cell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FREQUENCY_RATING_RANGE_HZ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LUBRICATION</text:p>
          </table:table-cell>
          <table:table-cell office:value-type="string" calcext:value-type="string">
            <text:p>Lubrication</text:p>
          </table:table-cell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MOUNTING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NUMBER_OF_BRUSHES</text:p>
          </table:table-cell>
          <table:table-cell office:value-type="string" calcext:value-type="string">
            <text:p>Number of Brushes</text:p>
          </table:table-cell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NUMBER_OF_PHAS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RATED_VOLTAG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RATED_VOLTAGE_UNITS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SEAL_LEAKAGE_PROTE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MISC</text:p>
          </table:table-cell>
          <table:table-cell office:value-type="string" calcext:value-type="string">
            <text:p>EMTR_THERMAL_PROTE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EMTR_TYPE_OF_BRUSHES</text:p>
          </table:table-cell>
          <table:table-cell office:value-type="string" calcext:value-type="string">
            <text:p>Number of Brushes</text:p>
          </table:table-cell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EMTR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ngress Protection Rating</text:p>
          </table:table-cell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EMTR_FRAME_SIZE</text:p>
          </table:table-cell>
          <table:table-cell office:value-type="string" calcext:value-type="string">
            <text:p>IEC Frame Size</text:p>
          </table:table-cell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EMTR_NUMBER_OF_BRUSHES</text:p>
          </table:table-cell>
          <table:table-cell office:value-type="string" calcext:value-type="string">
            <text:p>Number of Brushes</text:p>
          </table:table-cell>
        </table:table-row>
        <table:table-row table:style-name="ro2">
          <table:table-cell office:value-type="string" calcext:value-type="string">
            <text:p>EMTRSR</text:p>
          </table:table-cell>
          <table:table-cell office:value-type="string" calcext:value-type="string">
            <text:p>EMTR_NUMBER_OF_PHAS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EMT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EMT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EMTR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2">
          <table:table-cell office:value-type="string" calcext:value-type="string">
            <text:p>EMTRSR</text:p>
          </table:table-cell>
          <table:table-cell office:value-type="string" calcext:value-type="string">
            <text:p>EMTR_RATED_VOLTAG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SR</text:p>
          </table:table-cell>
          <table:table-cell office:value-type="string" calcext:value-type="string">
            <text:p>EMTR_RATED_VOLTAGE_UNITS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EMTRSR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ngress Protection Rating</text:p>
          </table:table-cell>
        </table:table-row>
        <table:table-row table:style-name="ro1">
          <table:table-cell office:value-type="string" calcext:value-type="string">
            <text:p>EMTRSU</text:p>
          </table:table-cell>
          <table:table-cell office:value-type="string" calcext:value-type="string">
            <text:p>EMTR_FRAME_SIZE</text:p>
          </table:table-cell>
          <table:table-cell office:value-type="string" calcext:value-type="string">
            <text:p>IEC Frame Size</text:p>
          </table:table-cell>
        </table:table-row>
        <table:table-row table:style-name="ro2">
          <table:table-cell office:value-type="string" calcext:value-type="string">
            <text:p>EMTRSU</text:p>
          </table:table-cell>
          <table:table-cell office:value-type="string" calcext:value-type="string">
            <text:p>EMTR_NUMBER_OF_PHASE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SU</text:p>
          </table:table-cell>
          <table:table-cell office:value-type="string" calcext:value-type="string">
            <text:p>EMT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EMTRSU</text:p>
          </table:table-cell>
          <table:table-cell office:value-type="string" calcext:value-type="string">
            <text:p>EMT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EMTRSU</text:p>
          </table:table-cell>
          <table:table-cell office:value-type="string" calcext:value-type="string">
            <text:p>EMTR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2">
          <table:table-cell office:value-type="string" calcext:value-type="string">
            <text:p>EMTRSU</text:p>
          </table:table-cell>
          <table:table-cell office:value-type="string" calcext:value-type="string">
            <text:p>EMTR_RATED_VOLTAGE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SU</text:p>
          </table:table-cell>
          <table:table-cell office:value-type="string" calcext:value-type="string">
            <text:p>EMTR_RATED_VOLTAGE_UNITS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SU</text:p>
          </table:table-cell>
          <table:table-cell office:value-type="string" calcext:value-type="string">
            <text:p>EMTR_SEAL_LEAKAGE_PROTE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EMTRSU</text:p>
          </table:table-cell>
          <table:table-cell office:value-type="string" calcext:value-type="string">
            <text:p>EMTR_THERMAL_PROTE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EMTRSU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EMTRSU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ngress Protection Rating</text:p>
          </table:table-cell>
        </table:table-row>
      </table:table>
      <table:table table:name="FSTN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PIPE_DIAMETER_MM</text:p>
          </table:table-cell>
          <table:table-cell office:value-type="string" calcext:value-type="string">
            <text:p>Pipe Diameter (mm)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CF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FIELD_VALIDATION_DEVICE</text:p>
          </table:table-cell>
          <table:table-cell office:value-type="string" calcext:value-type="string">
            <text:p>Field Validation Compatible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PIPE_DIAMETER_MM</text:p>
          </table:table-cell>
          <table:table-cell office:value-type="string" calcext:value-type="string">
            <text:p>Pipe Diameter (mm)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SENS_CALIBRATION_FACTOR_1</text:p>
          </table:table-cell>
          <table:table-cell office:value-type="string" calcext:value-type="string">
            <text:p>Sensor Calibration Factor 1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SENS_CALIBRATION_FACTOR_2</text:p>
          </table:table-cell>
          <table:table-cell office:value-type="string" calcext:value-type="string">
            <text:p>Sensor Calibration Factor 2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SENS_CALIBRATION_FACTOR_3</text:p>
          </table:table-cell>
          <table:table-cell office:value-type="string" calcext:value-type="string">
            <text:p>Sensor Calibration Factor 3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SENS_CALIBRATION_FACTOR_4</text:p>
          </table:table-cell>
          <table:table-cell office:value-type="string" calcext:value-type="string">
            <text:p>Sensor Calibration Factor 4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TRANSDUCER_MODEL</text:p>
          </table:table-cell>
          <table:table-cell office:value-type="string" calcext:value-type="string">
            <text:p>Transducer Model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TRANSDUCER_SERIAL_NO</text:p>
          </table:table-cell>
          <table:table-cell office:value-type="string" calcext:value-type="string">
            <text:p>Transducer Serial No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TRANSMITTER_MODEL</text:p>
          </table:table-cell>
          <table:table-cell office:value-type="string" calcext:value-type="string">
            <text:p>Transmitter Model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TRANSMITTER_SERIAL_NO</text:p>
          </table:table-cell>
          <table:table-cell office:value-type="string" calcext:value-type="string">
            <text:p>Transmitter Serial No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EM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LS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ME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ME</text:p>
          </table:table-cell>
          <table:table-cell office:value-type="string" calcext:value-type="string">
            <text:p>FSTN_PIPE_DIAMETER_MM</text:p>
          </table:table-cell>
          <table:table-cell office:value-type="string" calcext:value-type="string">
            <text:p>Pipe Diameter (mm)</text:p>
          </table:table-cell>
        </table:table-row>
        <table:table-row table:style-name="ro1">
          <table:table-cell office:value-type="string" calcext:value-type="string">
            <text:p>FSTNME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ME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ME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ME</text:p>
          </table:table-cell>
          <table:table-cell office:value-type="string" calcext:value-type="string">
            <text:p>FSTN_VISUAL_INDICATOR</text:p>
          </table:table-cell>
          <table:table-cell table:style-name="Default"/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FIELD_VALIDATION_DEVICE</text:p>
          </table:table-cell>
          <table:table-cell office:value-type="string" calcext:value-type="string">
            <text:p>Field Validation Compatible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SIGNAL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OUTPUT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PIPE_DIAMETER_MM</text:p>
          </table:table-cell>
          <table:table-cell office:value-type="string" calcext:value-type="string">
            <text:p>Pipe Diameter (mm)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PULSE_CUTOFF</text:p>
          </table:table-cell>
          <table:table-cell office:value-type="string" calcext:value-type="string">
            <text:p>Pulse Cutoff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PULSE_FACTOR</text:p>
          </table:table-cell>
          <table:table-cell office:value-type="string" calcext:value-type="string">
            <text:p>Pulse Factor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PULSE_MAX</text:p>
          </table:table-cell>
          <table:table-cell office:value-type="string" calcext:value-type="string">
            <text:p>Pulse Max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SENS_CALIBRATION_FACTOR_1</text:p>
          </table:table-cell>
          <table:table-cell office:value-type="string" calcext:value-type="string">
            <text:p>Sensor Calibration Factor 1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SENS_CALIBRATION_FACTOR_2</text:p>
          </table:table-cell>
          <table:table-cell office:value-type="string" calcext:value-type="string">
            <text:p>Sensor Calibration Factor 2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SENS_CALIBRATION_FACTOR_3</text:p>
          </table:table-cell>
          <table:table-cell office:value-type="string" calcext:value-type="string">
            <text:p>Sensor Calibration Factor 3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SENS_CALIBRATION_FACTOR_4</text:p>
          </table:table-cell>
          <table:table-cell office:value-type="string" calcext:value-type="string">
            <text:p>Sensor Calibration Factor 4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TRANSDUCER_MODEL</text:p>
          </table:table-cell>
          <table:table-cell office:value-type="string" calcext:value-type="string">
            <text:p>Transducer Model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TRANSDUCER_SERIAL_NO</text:p>
          </table:table-cell>
          <table:table-cell office:value-type="string" calcext:value-type="string">
            <text:p>Transducer Serial No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TRANSMITTER_MODEL</text:p>
          </table:table-cell>
          <table:table-cell office:value-type="string" calcext:value-type="string">
            <text:p>Transmitter Model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TRANSMITTER_SERIAL_NO</text:p>
          </table:table-cell>
          <table:table-cell office:value-type="string" calcext:value-type="string">
            <text:p>Transmitter Serial No</text:p>
          </table:table-cell>
        </table:table-row>
        <table:table-row table:style-name="ro1">
          <table:table-cell office:value-type="string" calcext:value-type="string">
            <text:p>FSTNMISC</text:p>
          </table:table-cell>
          <table:table-cell office:value-type="string" calcext:value-type="string">
            <text:p>FSTN_VISUAL_INDICATOR</text:p>
          </table:table-cell>
          <table:table-cell table:style-name="Default"/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OC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OP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TH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TM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TU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US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F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VA</text:p>
          </table:table-cell>
          <table:table-cell office:value-type="string" calcext:value-type="string">
            <text:p>FSTN_VISUAL_INDICATOR</text:p>
          </table:table-cell>
          <table:table-cell table:style-name="Default"/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VE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FSTNVO</text:p>
          </table:table-cell>
          <table:table-cell office:value-type="string" calcext:value-type="string">
            <text:p>FSTN_RATED_VOLTAGE_UNITS</text:p>
          </table:table-cell>
          <table:table-cell office:value-type="string" calcext:value-type="string">
            <text:p>Rated Voltage Units</text:p>
          </table:table-cell>
        </table:table-row>
      </table:table>
      <table:table table:name="HEAT" table:style-name="ta1">
        <table:table-column table:style-name="co4" table:number-columns-repeated="2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 table:number-columns-repeated="22"/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AI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HEATBO</text:p>
          </table:table-cell>
          <table:table-cell office:value-type="string" calcext:value-type="string">
            <text:p>HEAT_BOILER_TYPE</text:p>
          </table:table-cell>
          <table:table-cell table:style-name="Default"/>
        </table:table-row>
        <table:table-row table:style-name="ro1">
          <table:table-cell table:number-columns-repeated="22"/>
          <table:table-cell office:value-type="string" calcext:value-type="string">
            <text:p>HEATBO</text:p>
          </table:table-cell>
          <table:table-cell office:value-type="string" calcext:value-type="string">
            <text:p>HEAT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BO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BO</text:p>
          </table:table-cell>
          <table:table-cell office:value-type="string" calcext:value-type="string">
            <text:p>HEAT_RATED_PRESSURE_BAR</text:p>
          </table:table-cell>
          <table:table-cell office:value-type="string" calcext:value-type="string">
            <text:p>Rated Pressure (bar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BO</text:p>
          </table:table-cell>
          <table:table-cell office:value-type="string" calcext:value-type="string">
            <text:p>HEAT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EV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EV</text:p>
          </table:table-cell>
          <table:table-cell office:value-type="string" calcext:value-type="string">
            <text:p>HEAT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FA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FA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FA</text:p>
          </table:table-cell>
          <table:table-cell office:value-type="string" calcext:value-type="string">
            <text:p>HEA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FA</text:p>
          </table:table-cell>
          <table:table-cell office:value-type="string" calcext:value-type="string">
            <text:p>HEA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GS</text:p>
          </table:table-cell>
          <table:table-cell office:value-type="string" calcext:value-type="string">
            <text:p>HEAT_RATED_OUTLET_TEMP_DEG_C</text:p>
          </table:table-cell>
          <table:table-cell office:value-type="string" calcext:value-type="string">
            <text:p>Rated Outlet Temperature (°c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IM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IM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IM</text:p>
          </table:table-cell>
          <table:table-cell office:value-type="string" calcext:value-type="string">
            <text:p>HEA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IM</text:p>
          </table:table-cell>
          <table:table-cell office:value-type="string" calcext:value-type="string">
            <text:p>HEA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MISC</text:p>
          </table:table-cell>
          <table:table-cell office:value-type="string" calcext:value-type="string">
            <text:p>HEAT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MISC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MISC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MISC</text:p>
          </table:table-cell>
          <table:table-cell office:value-type="string" calcext:value-type="string">
            <text:p>HEAT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HEATMISC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table:number-columns-repeated="22"/>
          <table:table-cell office:value-type="string" calcext:value-type="string">
            <text:p>HEATOI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HEATOI</text:p>
          </table:table-cell>
          <table:table-cell office:value-type="string" calcext:value-type="string">
            <text:p>HEAT_RATED_INLET_TEMP_DEG_C</text:p>
          </table:table-cell>
          <table:table-cell table:style-name="Default"/>
        </table:table-row>
        <table:table-row table:style-name="ro1">
          <table:table-cell table:number-columns-repeated="22"/>
          <table:table-cell office:value-type="string" calcext:value-type="string">
            <text:p>HEATOI</text:p>
          </table:table-cell>
          <table:table-cell office:value-type="string" calcext:value-type="string">
            <text:p>HEAT_RATED_OUTLET_TEMP_DEG_C</text:p>
          </table:table-cell>
          <table:table-cell office:value-type="string" calcext:value-type="string">
            <text:p>Rated Outlet Temperature (°c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OI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OI</text:p>
          </table:table-cell>
          <table:table-cell office:value-type="string" calcext:value-type="string">
            <text:p>HEA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OI</text:p>
          </table:table-cell>
          <table:table-cell office:value-type="string" calcext:value-type="string">
            <text:p>HEA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RA</text:p>
          </table:table-cell>
          <table:table-cell office:value-type="string" calcext:value-type="string">
            <text:p>HEAT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SH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SH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SH</text:p>
          </table:table-cell>
          <table:table-cell office:value-type="string" calcext:value-type="string">
            <text:p>HEAT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SH</text:p>
          </table:table-cell>
          <table:table-cell office:value-type="string" calcext:value-type="string">
            <text:p>HEA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SH</text:p>
          </table:table-cell>
          <table:table-cell office:value-type="string" calcext:value-type="string">
            <text:p>HEA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HEATTR</text:p>
          </table:table-cell>
          <table:table-cell office:value-type="string" calcext:value-type="string">
            <text:p>HEAT_NUMBER_OF_PHASE</text:p>
          </table:table-cell>
          <table:table-cell table:style-name="Default"/>
        </table:table-row>
        <table:table-row table:style-name="ro1">
          <table:table-cell table:number-columns-repeated="22"/>
          <table:table-cell office:value-type="string" calcext:value-type="string">
            <text:p>HEATTR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TR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TR</text:p>
          </table:table-cell>
          <table:table-cell office:value-type="string" calcext:value-type="string">
            <text:p>HEA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TR</text:p>
          </table:table-cell>
          <table:table-cell office:value-type="string" calcext:value-type="string">
            <text:p>HEA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HEATTR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table:number-columns-repeated="22"/>
          <table:table-cell office:value-type="string" calcext:value-type="string">
            <text:p>HEATTU</text:p>
          </table:table-cell>
          <table:table-cell office:value-type="string" calcext:value-type="string">
            <text:p>HEAT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TU</text:p>
          </table:table-cell>
          <table:table-cell office:value-type="string" calcext:value-type="string">
            <text:p>HEAT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TU</text:p>
          </table:table-cell>
          <table:table-cell office:value-type="string" calcext:value-type="string">
            <text:p>HEAT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EATTU</text:p>
          </table:table-cell>
          <table:table-cell office:value-type="string" calcext:value-type="string">
            <text:p>HEAT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HEATTU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</table:table>
      <table:table table:name="KISK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KISKKI</text:p>
          </table:table-cell>
          <table:table-cell office:value-type="string" calcext:value-type="string">
            <text:p>KISK_BASE_HEIGHT_MM</text:p>
          </table:table-cell>
          <table:table-cell office:value-type="string" calcext:value-type="string">
            <text:p>Base Height (mm)</text:p>
          </table:table-cell>
        </table:table-row>
        <table:table-row table:style-name="ro1">
          <table:table-cell office:value-type="string" calcext:value-type="string">
            <text:p>KISKKI</text:p>
          </table:table-cell>
          <table:table-cell office:value-type="string" calcext:value-type="string">
            <text:p>KISK_CAT_FLAP_AVAILABLE</text:p>
          </table:table-cell>
          <table:table-cell office:value-type="string" calcext:value-type="string">
            <text:p>Cat Flap Available</text:p>
          </table:table-cell>
        </table:table-row>
        <table:table-row table:style-name="ro1">
          <table:table-cell office:value-type="string" calcext:value-type="string">
            <text:p>KISKKI</text:p>
          </table:table-cell>
          <table:table-cell office:value-type="string" calcext:value-type="string">
            <text:p>KISK_DEPTH_MM</text:p>
          </table:table-cell>
          <table:table-cell office:value-type="string" calcext:value-type="string">
            <text:p>Depth (mm)</text:p>
          </table:table-cell>
        </table:table-row>
        <table:table-row table:style-name="ro1">
          <table:table-cell office:value-type="string" calcext:value-type="string">
            <text:p>KISKKI</text:p>
          </table:table-cell>
          <table:table-cell office:value-type="string" calcext:value-type="string">
            <text:p>KISK_HEIGHT_MM</text:p>
          </table:table-cell>
          <table:table-cell office:value-type="string" calcext:value-type="string">
            <text:p>Height (mm)</text:p>
          </table:table-cell>
        </table:table-row>
        <table:table-row table:style-name="ro1">
          <table:table-cell office:value-type="string" calcext:value-type="string">
            <text:p>KISKKI</text:p>
          </table:table-cell>
          <table:table-cell office:value-type="string" calcext:value-type="string">
            <text:p>KISK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KISKKI</text:p>
          </table:table-cell>
          <table:table-cell office:value-type="string" calcext:value-type="string">
            <text:p>KISK_WIDTH_MM</text:p>
          </table:table-cell>
          <table:table-cell office:value-type="string" calcext:value-type="string">
            <text:p>Width (mm)</text:p>
          </table:table-cell>
        </table:table-row>
      </table:table>
      <table:table table:name="LST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CO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CP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FL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E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G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FLOAT_GUIDANCE</text:p>
          </table:table-cell>
          <table:table-cell office:value-type="string" calcext:value-type="string">
            <text:p>Float Guidance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1_FUN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1_OFF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1_ON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2_FUN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2_OFF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2_ON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3_FUN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3_OFF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3_ON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4_FUN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4_OFF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4_ON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5_FUN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5_OFF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5_ON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6_FUN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6_OFF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RELAY_6_ON_LEVEL_M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SET_TO_SNORT</text:p>
          </table:table-cell>
          <table:table-cell office:value-type="string" calcext:value-type="string">
            <text:p>Set to Snort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SIGNAL_GUIDANCE</text:p>
          </table:table-cell>
          <table:table-cell office:value-type="string" calcext:value-type="string">
            <text:p>Signal Guidance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TRANSDUCER_MODEL</text:p>
          </table:table-cell>
          <table:table-cell office:value-type="string" calcext:value-type="string">
            <text:p>Transducer Model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TRANSDUCER_SERIAL_NO</text:p>
          </table:table-cell>
          <table:table-cell office:value-type="string" calcext:value-type="string">
            <text:p>Transducer Serial No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TRANSMITTER_MODEL</text:p>
          </table:table-cell>
          <table:table-cell office:value-type="string" calcext:value-type="string">
            <text:p>Transmitter Model</text:p>
          </table:table-cell>
        </table:table-row>
        <table:table-row table:style-name="ro1">
          <table:table-cell office:value-type="string" calcext:value-type="string">
            <text:p>LSTNMISC</text:p>
          </table:table-cell>
          <table:table-cell office:value-type="string" calcext:value-type="string">
            <text:p>LSTN_TRANSMITTER_SERIAL_NO</text:p>
          </table:table-cell>
          <table:table-cell office:value-type="string" calcext:value-type="string">
            <text:p>Transmitter Serial No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NU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OP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PR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SIGNAL_GUIDANCE</text:p>
          </table:table-cell>
          <table:table-cell office:value-type="string" calcext:value-type="string">
            <text:p>Signal Guidance</text:p>
          </table:table-cell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RD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OUTPUT_TYPE</text:p>
          </table:table-cell>
          <table:table-cell office:value-type="string" calcext:value-type="string">
            <text:p>Output Type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TF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2">
          <table:table-cell office:value-type="string" calcext:value-type="string">
            <text:p>LSTNUS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TRANSDUCER_MODEL</text:p>
          </table:table-cell>
          <table:table-cell office:value-type="string" calcext:value-type="string">
            <text:p>Transducer Model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TRANSDUCER_SERIAL_NO</text:p>
          </table:table-cell>
          <table:table-cell office:value-type="string" calcext:value-type="string">
            <text:p>Transducer Serial No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TRANSMITTER_MODEL</text:p>
          </table:table-cell>
          <table:table-cell office:value-type="string" calcext:value-type="string">
            <text:p>Transmitter Model</text:p>
          </table:table-cell>
        </table:table-row>
        <table:table-row table:style-name="ro1">
          <table:table-cell office:value-type="string" calcext:value-type="string">
            <text:p>LSTNUS</text:p>
          </table:table-cell>
          <table:table-cell office:value-type="string" calcext:value-type="string">
            <text:p>LSTN_TRANSMITTER_SERIAL_NO</text:p>
          </table:table-cell>
          <table:table-cell office:value-type="string" calcext:value-type="string">
            <text:p>Transmitter Serial No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1_FUN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1_OFF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1_ON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2_FUN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2_OFF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2_ON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3_FUN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3_OFF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3_ON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4_FUN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4_OFF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4_ON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5_FUN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5_OFF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5_ON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6_FUNC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6_OFF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RELAY_6_ON_LEVEL_M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SET_TO_SNORT</text:p>
          </table:table-cell>
          <table:table-cell table:style-name="Default"/>
        </table:table-row>
        <table:table-row table:style-name="ro2">
          <table:table-cell office:value-type="string" calcext:value-type="string">
            <text:p>LSTNUT</text:p>
          </table:table-cell>
          <table:table-cell office:value-type="string" calcext:value-type="string">
            <text:p>LSTN_SUPPLY_VOL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TRANSDUCER_MODEL</text:p>
          </table:table-cell>
          <table:table-cell office:value-type="string" calcext:value-type="string">
            <text:p>Transducer Model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TRANSDUCER_SERIAL_NO</text:p>
          </table:table-cell>
          <table:table-cell office:value-type="string" calcext:value-type="string">
            <text:p>Transducer Serial No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TRANSMITTER_MODEL</text:p>
          </table:table-cell>
          <table:table-cell office:value-type="string" calcext:value-type="string">
            <text:p>Transmitter Model</text:p>
          </table:table-cell>
        </table:table-row>
        <table:table-row table:style-name="ro1">
          <table:table-cell office:value-type="string" calcext:value-type="string">
            <text:p>LSTNUT</text:p>
          </table:table-cell>
          <table:table-cell office:value-type="string" calcext:value-type="string">
            <text:p>LSTN_TRANSMITTER_SERIAL_NO</text:p>
          </table:table-cell>
          <table:table-cell office:value-type="string" calcext:value-type="string">
            <text:p>Transmitter Serial No</text:p>
          </table:table-cell>
        </table:table-row>
      </table:table>
      <table:table table:name="MCC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row table:style-name="ro2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IP_RATING</text:p>
          </table:table-cell>
          <table:table-cell table:style-name="Default"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FAULT_RATING_KA</text:p>
          </table:table-cell>
          <table:table-cell table:style-name="Default" office:value-type="string" calcext:value-type="string">
            <text:p>Fault Rating (kA)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NUMBER_OF_WAYS</text:p>
          </table:table-cell>
          <table:table-cell office:value-type="string" calcext:value-type="string">
            <text:p>Number of Ways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NUMBER_OF_PHASE</text:p>
          </table:table-cell>
          <table:table-cell table:style-name="Default"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RATED_CURRENT_A</text:p>
          </table:table-cell>
          <table:table-cell table:style-name="Default"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SLD_REF_NO</text:p>
          </table:table-cell>
          <table:table-cell table:style-name="Default"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MCCEPA</text:p>
          </table:table-cell>
          <table:table-cell office:value-type="string" calcext:value-type="string">
            <text:p>MCCE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</table:table-row>
        <table:table-row table:style-name="ro1" table:number-rows-repeated="28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14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50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8">
          <table:table-cell table:number-columns-repeated="3"/>
        </table:table-row>
        <table:table-row table:style-name="ro1" table:number-rows-repeated="18"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ETW" table:style-name="ta1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  <table:table-row table:style-name="ro2">
          <table:table-cell office:value-type="string" calcext:value-type="string">
            <text:p>NETWCM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CM</text:p>
          </table:table-cell>
          <table:table-cell office:value-type="string" calcext:value-type="string">
            <text:p>NETW_INSTRUMENT_POWER_W</text:p>
          </table:table-cell>
          <table:table-cell/>
        </table:table-row>
        <table:table-row table:style-name="ro2">
          <table:table-cell office:value-type="string" calcext:value-type="string">
            <text:p>NETWCM</text:p>
          </table:table-cell>
          <table:table-cell office:value-type="string" calcext:value-type="string">
            <text:p>NETW_SPECIFIC_ORDER_CODE</text:p>
          </table:table-cell>
          <table:table-cell/>
        </table:table-row>
        <table:table-row table:style-name="ro2">
          <table:table-cell office:value-type="string" calcext:value-type="string">
            <text:p>NETWCM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CM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CO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CO</text:p>
          </table:table-cell>
          <table:table-cell office:value-type="string" calcext:value-type="string">
            <text:p>NETW_INSTRUMENT_POWER_W</text:p>
          </table:table-cell>
          <table:table-cell/>
        </table:table-row>
        <table:table-row table:style-name="ro2">
          <table:table-cell office:value-type="string" calcext:value-type="string">
            <text:p>NETWCO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CO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MB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MB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MB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MISC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MISC</text:p>
          </table:table-cell>
          <table:table-cell office:value-type="string" calcext:value-type="string">
            <text:p>NETW_INSTRUMENT_POWER_W</text:p>
          </table:table-cell>
          <table:table-cell/>
        </table:table-row>
        <table:table-row table:style-name="ro2">
          <table:table-cell office:value-type="string" calcext:value-type="string">
            <text:p>NETWMISC</text:p>
          </table:table-cell>
          <table:table-cell office:value-type="string" calcext:value-type="string">
            <text:p>NETW_SPECIFIC_ORDER_CODE</text:p>
          </table:table-cell>
          <table:table-cell/>
        </table:table-row>
        <table:table-row table:style-name="ro2">
          <table:table-cell office:value-type="string" calcext:value-type="string">
            <text:p>NETWMISC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MISC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MO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MO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MO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PB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PB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PB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RA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RA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RA</text:p>
          </table:table-cell>
          <table:table-cell office:value-type="string" calcext:value-type="string">
            <text:p>NETW_SUPPLY_VOLTAGE_UNITS</text:p>
          </table:table-cell>
          <table:table-cell/>
        </table:table-row>
        <table:table-row table:style-name="ro2">
          <table:table-cell office:value-type="string" calcext:value-type="string">
            <text:p>NETWTL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2">
          <table:table-cell office:value-type="string" calcext:value-type="string">
            <text:p>NETWTL</text:p>
          </table:table-cell>
          <table:table-cell office:value-type="string" calcext:value-type="string">
            <text:p>NETW_SUPPLY_VOLTAGE</text:p>
          </table:table-cell>
          <table:table-cell/>
        </table:table-row>
        <table:table-row table:style-name="ro2">
          <table:table-cell office:value-type="string" calcext:value-type="string">
            <text:p>NETWTL</text:p>
          </table:table-cell>
          <table:table-cell office:value-type="string" calcext:value-type="string">
            <text:p>NETW_SUPPLY_VOLTAGE_UNITS</text:p>
          </table:table-cell>
          <table:table-cell/>
        </table:table-row>
      </table:table>
      <table:table table:name="PODE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PODEBC</text:p>
          </table:table-cell>
          <table:table-cell office:value-type="string" calcext:value-type="string">
            <text:p>IP_RATING</text:p>
          </table:table-cell>
          <table:table-cell table:style-name="ce1" office:value-type="string" calcext:value-type="string">
            <text:p>Enclosure Rating</text:p>
          </table:table-cell>
        </table:table-row>
        <table:table-row table:style-name="ro1">
          <table:table-cell office:value-type="string" calcext:value-type="string">
            <text:p>PODEBC</text:p>
          </table:table-cell>
          <table:table-cell office:value-type="string" calcext:value-type="string">
            <text:p>PODE_CHARGING_CURRENT_MA</text:p>
          </table:table-cell>
          <table:table-cell table:style-name="ce1" office:value-type="string" calcext:value-type="string">
            <text:p>Charger current</text:p>
          </table:table-cell>
        </table:table-row>
        <table:table-row table:style-name="ro2">
          <table:table-cell office:value-type="string" calcext:value-type="string">
            <text:p>PODEBC</text:p>
          </table:table-cell>
          <table:table-cell office:value-type="string" calcext:value-type="string">
            <text:p>PODE_RATED_POWER_KW</text:p>
          </table:table-cell>
          <table:table-cell/>
        </table:table-row>
        <table:table-row table:style-name="ro2">
          <table:table-cell office:value-type="string" calcext:value-type="string">
            <text:p>PODEBC</text:p>
          </table:table-cell>
          <table:table-cell office:value-type="string" calcext:value-type="string">
            <text:p>PODE_RATED_VOLTAGE</text:p>
          </table:table-cell>
          <table:table-cell/>
        </table:table-row>
        <table:table-row table:style-name="ro2">
          <table:table-cell office:value-type="string" calcext:value-type="string">
            <text:p>PODEBC</text:p>
          </table:table-cell>
          <table:table-cell office:value-type="string" calcext:value-type="string">
            <text:p>PODE_RATED_VOLTAGE_UNITS</text:p>
          </table:table-cell>
          <table:table-cell/>
        </table:table-row>
        <table:table-row table:style-name="ro1">
          <table:table-cell office:value-type="string" calcext:value-type="string">
            <text:p>PODEDL</text:p>
          </table:table-cell>
          <table:table-cell office:value-type="string" calcext:value-type="string">
            <text:p>IP_RATING</text:p>
          </table:table-cell>
          <table:table-cell table:style-name="ce1" office:value-type="string" calcext:value-type="string">
            <text:p>Enclosure Rating</text:p>
          </table:table-cell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OUTPUT_RIPPLE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INPUT_CURRENT_A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INPUT_VOLTAGE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INPUT_VOLTAGE_UNITS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OUTPUT_CURRENT_A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OUTPUT_VOLTAGE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OUTPUT_VOLTAGE_UNITS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RATED_POWER_KW</text:p>
          </table:table-cell>
          <table:table-cell/>
        </table:table-row>
        <table:table-row table:style-name="ro2">
          <table:table-cell office:value-type="string" calcext:value-type="string">
            <text:p>PODEDL</text:p>
          </table:table-cell>
          <table:table-cell office:value-type="string" calcext:value-type="string">
            <text:p>PODE_TYP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INSULATION_CLASS_DEG_C</text:p>
          </table:table-cell>
          <table:table-cell/>
        </table:table-row>
        <table:table-row table:style-name="ro1">
          <table:table-cell office:value-type="string" calcext:value-type="string">
            <text:p>PODEMISC</text:p>
          </table:table-cell>
          <table:table-cell office:value-type="string" calcext:value-type="string">
            <text:p>IP_RATING</text:p>
          </table:table-cell>
          <table:table-cell table:style-name="ce1" office:value-type="string" calcext:value-type="string">
            <text:p>Enclosure Rating</text:p>
          </table:table-cell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OUTPUT_RIPPL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BATTERY_BACKUP_TIME_MIN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BATTERY_RECHARGE_TIME_H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CHARGING_CURRENT_MA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FREQUENCY_RATING_RANGE_HZ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INPUT_CURRENT_A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INPUT_PHAS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INPUT_VOLTAG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INPUT_VOLTAGE_UNITS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NUMBER_OF_PHAS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OUTPUT_CURRENT_A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OUTPUT_PHAS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OUTPUT_VOLTAG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OUTPUT_VOLTAGE_UNITS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RATED_CURRENT_A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RATED_POWER_KW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RATED_TEMPERATURE_DEG_C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RATED_VOLTAGE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RATED_VOLTAGE_UNITS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SLD_REF_NO</text:p>
          </table:table-cell>
          <table:table-cell/>
        </table:table-row>
        <table:table-row table:style-name="ro2">
          <table:table-cell office:value-type="string" calcext:value-type="string">
            <text:p>PODEMISC</text:p>
          </table:table-cell>
          <table:table-cell office:value-type="string" calcext:value-type="string">
            <text:p>PODE_TYPE</text:p>
          </table:table-cell>
          <table:table-cell/>
        </table:table-row>
        <table:table-row table:style-name="ro1">
          <table:table-cell office:value-type="string" calcext:value-type="string">
            <text:p>PODEMISC</text:p>
          </table:table-cell>
          <table:table-cell office:value-type="string" calcext:value-type="string">
            <text:p>RATED_POWER_KVA</text:p>
          </table:table-cell>
          <table:table-cell table:style-name="ce1" office:value-type="string" calcext:value-type="string">
            <text:p>Rated power (kvar)</text:p>
          </table:table-cell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INSULATION_CLASS_DEG_C</text:p>
          </table:table-cell>
          <table:table-cell/>
        </table:table-row>
        <table:table-row table:style-name="ro1">
          <table:table-cell office:value-type="string" calcext:value-type="string">
            <text:p>PODEPC</text:p>
          </table:table-cell>
          <table:table-cell office:value-type="string" calcext:value-type="string">
            <text:p>IP_RATING</text:p>
          </table:table-cell>
          <table:table-cell table:style-name="ce1" office:value-type="string" calcext:value-type="string">
            <text:p>Enclosure Rating</text:p>
          </table:table-cell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INPUT_PHASE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INPUT_VOLTAGE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INPUT_VOLTAGE_UNITS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NUMBER_OF_PHASE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OUTPUT_PHASE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OUTPUT_VOLTAGE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OUTPUT_VOLTAGE_UNITS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RATED_CURRENT_A</text:p>
          </table:table-cell>
          <table:table-cell/>
        </table:table-row>
        <table:table-row table:style-name="ro2">
          <table:table-cell office:value-type="string" calcext:value-type="string">
            <text:p>PODEPC</text:p>
          </table:table-cell>
          <table:table-cell office:value-type="string" calcext:value-type="string">
            <text:p>PODE_RATED_POWER_KW</text:p>
          </table:table-cell>
          <table:table-cell/>
        </table:table-row>
        <table:table-row table:style-name="ro2">
          <table:table-cell office:value-type="string" calcext:value-type="string">
            <text:p>PODEPF</text:p>
          </table:table-cell>
          <table:table-cell office:value-type="string" calcext:value-type="string">
            <text:p>PODE_NUMBER_OF_PHASE</text:p>
          </table:table-cell>
          <table:table-cell/>
        </table:table-row>
        <table:table-row table:style-name="ro2">
          <table:table-cell office:value-type="string" calcext:value-type="string">
            <text:p>PODEPF</text:p>
          </table:table-cell>
          <table:table-cell office:value-type="string" calcext:value-type="string">
            <text:p>PODE_RATED_VOLTAGE</text:p>
          </table:table-cell>
          <table:table-cell/>
        </table:table-row>
        <table:table-row table:style-name="ro2">
          <table:table-cell office:value-type="string" calcext:value-type="string">
            <text:p>PODEPF</text:p>
          </table:table-cell>
          <table:table-cell office:value-type="string" calcext:value-type="string">
            <text:p>PODE_RATED_VOLTAGE_UNITS</text:p>
          </table:table-cell>
          <table:table-cell/>
        </table:table-row>
        <table:table-row table:style-name="ro2">
          <table:table-cell office:value-type="string" calcext:value-type="string">
            <text:p>PODEPF</text:p>
          </table:table-cell>
          <table:table-cell office:value-type="string" calcext:value-type="string">
            <text:p>PODE_SLD_REF_NO</text:p>
          </table:table-cell>
          <table:table-cell/>
        </table:table-row>
        <table:table-row table:style-name="ro1">
          <table:table-cell office:value-type="string" calcext:value-type="string">
            <text:p>PODETU</text:p>
          </table:table-cell>
          <table:table-cell office:value-type="string" calcext:value-type="string">
            <text:p>IP_RATING</text:p>
          </table:table-cell>
          <table:table-cell table:style-name="ce1" office:value-type="string" calcext:value-type="string">
            <text:p>Enclosure Rating</text:p>
          </table:table-cell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BATTERY_BACKUP_TIME_MIN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BATTERY_RECHARGE_TIME_H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INPUT_CURRENT_A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INPUT_VOLTAGE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INPUT_VOLTAGE_UNITS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NUMBER_OF_PHASE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OUTPUT_CURRENT_A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OUTPUT_VOLTAGE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OUTPUT_VOLTAGE_UNITS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RATED_TEMPERATURE_DEG_C</text:p>
          </table:table-cell>
          <table:table-cell/>
        </table:table-row>
        <table:table-row table:style-name="ro2">
          <table:table-cell office:value-type="string" calcext:value-type="string">
            <text:p>PODETU</text:p>
          </table:table-cell>
          <table:table-cell office:value-type="string" calcext:value-type="string">
            <text:p>PODE_SLD_REF_NO</text:p>
          </table:table-cell>
          <table:table-cell/>
        </table:table-row>
        <table:table-row table:style-name="ro1">
          <table:table-cell office:value-type="string" calcext:value-type="string">
            <text:p>PODETU</text:p>
          </table:table-cell>
          <table:table-cell office:value-type="string" calcext:value-type="string">
            <text:p>RATED_POWER_KVA</text:p>
          </table:table-cell>
          <table:table-cell table:style-name="ce1" office:value-type="string" calcext:value-type="string">
            <text:p>Rated power (kvar)</text:p>
          </table:table-cell>
        </table:table-row>
        <table:table-row table:style-name="ro1">
          <table:table-cell office:value-type="string" calcext:value-type="string">
            <text:p>PODEUP</text:p>
          </table:table-cell>
          <table:table-cell office:value-type="string" calcext:value-type="string">
            <text:p>IP_RATING</text:p>
          </table:table-cell>
          <table:table-cell table:style-name="ce1" office:value-type="string" calcext:value-type="string">
            <text:p>Enclosure Rating</text:p>
          </table:table-cell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BATTERY_BACKUP_TIME_MIN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BATTERY_RECHARGE_TIME_H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INPUT_CURRENT_A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INPUT_VOLTAGE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INPUT_VOLTAGE_UNITS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NUMBER_OF_PHASE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OUTPUT_CURRENT_A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OUTPUT_VOLTAGE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OUTPUT_VOLTAGE_UNITS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RATED_TEMPERATURE_DEG_C</text:p>
          </table:table-cell>
          <table:table-cell/>
        </table:table-row>
        <table:table-row table:style-name="ro2">
          <table:table-cell office:value-type="string" calcext:value-type="string">
            <text:p>PODEUP</text:p>
          </table:table-cell>
          <table:table-cell office:value-type="string" calcext:value-type="string">
            <text:p>PODE_SLD_REF_NO</text:p>
          </table:table-cell>
          <table:table-cell/>
        </table:table-row>
        <table:table-row table:style-name="ro1">
          <table:table-cell office:value-type="string" calcext:value-type="string">
            <text:p>PODEUP</text:p>
          </table:table-cell>
          <table:table-cell office:value-type="string" calcext:value-type="string">
            <text:p>RATED_POWER_KVA</text:p>
          </table:table-cell>
          <table:table-cell table:style-name="ce1" office:value-type="string" calcext:value-type="string">
            <text:p>Rated power (kvar)</text:p>
          </table:table-cell>
        </table:table-row>
      </table:table>
      <table:table table:name="PSTN" table:style-name="ta1">
        <table:table-column table:style-name="co1" table:default-cell-style-name="Default"/>
        <table:table-column table:style-name="co25" table:default-cell-style-name="Default"/>
        <table:table-column table:style-name="co19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PRESSURE_INSTRUMENT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SUPPLY_VOLTAGE</text:p>
          </table:table-cell>
          <table:table-cell office:value-type="string" calcext:value-type="string">
            <text:p>Supply Voltage</text:p>
          </table:table-cell>
        </table:table-row>
        <table:table-row table:style-name="ro1">
          <table:table-cell office:value-type="string" calcext:value-type="string">
            <text:p>PSTNDI</text:p>
          </table:table-cell>
          <table:table-cell office:value-type="string" calcext:value-type="string">
            <text:p>PSTN_SUPPLY_VOLTAGE_UNITS</text:p>
          </table:table-cell>
          <table:table-cell office:value-type="string" calcext:value-type="string">
            <text:p>Supply Voltage Units</text:p>
          </table:table-cell>
        </table:table-row>
      </table:table>
      <table:table table:name="PUMP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PUMPAX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AX</text:p>
          </table:table-cell>
          <table:table-cell office:value-type="string" calcext:value-type="string">
            <text:p>PUMP_IMPELLER_TYPE</text:p>
          </table:table-cell>
          <table:table-cell office:value-type="string" calcext:value-type="string">
            <text:p>Impeller type</text:p>
          </table:table-cell>
        </table:table-row>
        <table:table-row table:style-name="ro1">
          <table:table-cell office:value-type="string" calcext:value-type="string">
            <text:p>PUMPAX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AX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AX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AX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IMPELLER_TYPE</text:p>
          </table:table-cell>
          <table:table-cell office:value-type="string" calcext:value-type="string">
            <text:p>Impeller type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Installed Design Head (m)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MEDIA_TYPE</text:p>
          </table:table-cell>
          <table:table-cell office:value-type="string" calcext:value-type="string">
            <text:p>Pumped medium</text:p>
          </table:table-cell>
        </table:table-row>
        <table:table-row table:style-name="ro2">
          <table:table-cell office:value-type="string" calcext:value-type="string">
            <text:p>PUMPCE</text:p>
          </table:table-cell>
          <table:table-cell office:value-type="string" calcext:value-type="string">
            <text:p>PUMP_NUMBER_OF_S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CE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DIAPHRAGM_MATERIAL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MEDIA_TYPE</text:p>
          </table:table-cell>
          <table:table-cell office:value-type="string" calcext:value-type="string">
            <text:p>Pumped medium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MOTOR_TYPE</text:p>
          </table:table-cell>
          <table:table-cell office:value-type="string" calcext:value-type="string">
            <text:p>Motor Type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DI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EJ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EJ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EJ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GE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GE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GE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GE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GE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MEDIA_TYPE</text:p>
          </table:table-cell>
          <table:table-cell office:value-type="string" calcext:value-type="string">
            <text:p>Pumped medium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RATED_PRESSURE_BAR</text:p>
          </table:table-cell>
          <table:table-cell office:value-type="string" calcext:value-type="string">
            <text:p>Rated Pressure (bar)</text:p>
          </table:table-cell>
        </table:table-row>
        <table:table-row table:style-name="ro1">
          <table:table-cell office:value-type="string" calcext:value-type="string">
            <text:p>PUMPHR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LO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LO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LO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LO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LO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LO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LU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MA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MA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MA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MA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MA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DIAPHRAGM_MATERIAL</text:p>
          </table:table-cell>
          <table:table-cell office:value-type="string" calcext:value-type="string">
            <text:p>Diaphragm Material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IMPELLER_TYPE</text:p>
          </table:table-cell>
          <table:table-cell office:value-type="string" calcext:value-type="string">
            <text:p>Impeller type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 (°c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LUBRICANT_TYPE</text:p>
          </table:table-cell>
          <table:table-cell office:value-type="string" calcext:value-type="string">
            <text:p>Lubricant Type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LUBRICANT_VOLUME_LTRS_L</text:p>
          </table:table-cell>
          <table:table-cell office:value-type="string" calcext:value-type="string">
            <text:p>Lubricant Volume (l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MOTOR_TYPE</text:p>
          </table:table-cell>
          <table:table-cell office:value-type="string" calcext:value-type="string">
            <text:p>Motor Type</text:p>
          </table:table-cell>
        </table:table-row>
        <table:table-row table:style-name="ro2">
          <table:table-cell office:value-type="string" calcext:value-type="string">
            <text:p>PUMPMISC</text:p>
          </table:table-cell>
          <table:table-cell office:value-type="string" calcext:value-type="string">
            <text:p>PUMP_NUMBER_OF_ST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MISC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HOSE_EXTERNAL_DIAMETER_MM</text:p>
          </table:table-cell>
          <table:table-cell office:value-type="string" calcext:value-type="string">
            <text:p>Hose External Diameter (mm)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HOSE_INTERNAL_DIAMETER_MM</text:p>
          </table:table-cell>
          <table:table-cell office:value-type="string" calcext:value-type="string">
            <text:p>Hose Internal Diameter (mm)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HOSE_LENGTH_MM</text:p>
          </table:table-cell>
          <table:table-cell office:value-type="string" calcext:value-type="string">
            <text:p>Hose Length (mm)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LUBRICANT_TYPE</text:p>
          </table:table-cell>
          <table:table-cell office:value-type="string" calcext:value-type="string">
            <text:p>Lubricant Type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LUBRICANT_VOLUME_LTRS_L</text:p>
          </table:table-cell>
          <table:table-cell office:value-type="string" calcext:value-type="string">
            <text:p>Lubricant Volume (l)</text:p>
          </table:table-cell>
        </table:table-row>
        <table:table-row table:style-name="ro2">
          <table:table-cell office:value-type="string" calcext:value-type="string">
            <text:p>PUMPPB</text:p>
          </table:table-cell>
          <table:table-cell office:value-type="string" calcext:value-type="string">
            <text:p>PUMP_RATED_CURRENT_A</text:p>
          </table:table-cell>
          <table:table-cell table:style-name="Default"/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PB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2">
          <table:table-cell office:value-type="string" calcext:value-type="string">
            <text:p>PUMPPB</text:p>
          </table:table-cell>
          <table:table-cell office:value-type="string" calcext:value-type="string">
            <text:p>PUMP_RATED_VOLTAGE</text:p>
          </table:table-cell>
          <table:table-cell table:style-name="Default"/>
        </table:table-row>
        <table:table-row table:style-name="ro2">
          <table:table-cell office:value-type="string" calcext:value-type="string">
            <text:p>PUMPPB</text:p>
          </table:table-cell>
          <table:table-cell office:value-type="string" calcext:value-type="string">
            <text:p>PUMP_RATED_VOLTAGE_UNITS</text:p>
          </table:table-cell>
          <table:table-cell table:style-name="Default"/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HOSE_EXTERNAL_DIAMETER_MM</text:p>
          </table:table-cell>
          <table:table-cell office:value-type="string" calcext:value-type="string">
            <text:p>Hose External Diameter (mm)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HOSE_INTERNAL_DIAMETER_MM</text:p>
          </table:table-cell>
          <table:table-cell office:value-type="string" calcext:value-type="string">
            <text:p>Hose Internal Diameter (mm)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HOSE_LENGTH_MM</text:p>
          </table:table-cell>
          <table:table-cell office:value-type="string" calcext:value-type="string">
            <text:p>Hose Length (mm)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LUBRICANT_TYPE</text:p>
          </table:table-cell>
          <table:table-cell office:value-type="string" calcext:value-type="string">
            <text:p>Lubricant Type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LUBRICANT_VOLUME_LTRS_L</text:p>
          </table:table-cell>
          <table:table-cell office:value-type="string" calcext:value-type="string">
            <text:p>Lubricant Volume (l)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PE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PG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PG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PG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PG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PG</text:p>
          </table:table-cell>
          <table:table-cell office:value-type="string" calcext:value-type="string">
            <text:p>PUMP_RATED_PRESSURE_BAR</text:p>
          </table:table-cell>
          <table:table-cell office:value-type="string" calcext:value-type="string">
            <text:p>Rated Pressure (bar)</text:p>
          </table:table-cell>
        </table:table-row>
        <table:table-row table:style-name="ro1">
          <table:table-cell office:value-type="string" calcext:value-type="string">
            <text:p>PUMPPG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RATED_PRESSURE_BAR</text:p>
          </table:table-cell>
          <table:table-cell office:value-type="string" calcext:value-type="string">
            <text:p>Rated Pressure (bar)</text:p>
          </table:table-cell>
        </table:table-row>
        <table:table-row table:style-name="ro1">
          <table:table-cell office:value-type="string" calcext:value-type="string">
            <text:p>PUMPRA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SC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SC</text:p>
          </table:table-cell>
          <table:table-cell office:value-type="string" calcext:value-type="string">
            <text:p>PUMP_INSTALLED_DESIGN_HEAD_M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UMPSC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SC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  <table:table-row table:style-name="ro1">
          <table:table-cell office:value-type="string" calcext:value-type="string">
            <text:p>PUMPVA</text:p>
          </table:table-cell>
          <table:table-cell office:value-type="string" calcext:value-type="string">
            <text:p>PUMP_FLOW_LITRES_PER_SEC</text:p>
          </table:table-cell>
          <table:table-cell office:value-type="string" calcext:value-type="string">
            <text:p>Flow (l/s)</text:p>
          </table:table-cell>
        </table:table-row>
        <table:table-row table:style-name="ro1">
          <table:table-cell office:value-type="string" calcext:value-type="string">
            <text:p>PUMPVA</text:p>
          </table:table-cell>
          <table:table-cell office:value-type="string" calcext:value-type="string">
            <text:p>PUMP_INLET_SIZE_MM</text:p>
          </table:table-cell>
          <table:table-cell office:value-type="string" calcext:value-type="string">
            <text:p>Inlet Size (mm)</text:p>
          </table:table-cell>
        </table:table-row>
        <table:table-row table:style-name="ro1">
          <table:table-cell office:value-type="string" calcext:value-type="string">
            <text:p>PUMPVA</text:p>
          </table:table-cell>
          <table:table-cell office:value-type="string" calcext:value-type="string">
            <text:p>PUMP_OUTLET_SIZE_MM</text:p>
          </table:table-cell>
          <table:table-cell office:value-type="string" calcext:value-type="string">
            <text:p>Outlet Size (mm)</text:p>
          </table:table-cell>
        </table:table-row>
        <table:table-row table:style-name="ro1">
          <table:table-cell office:value-type="string" calcext:value-type="string">
            <text:p>PUMPVA</text:p>
          </table:table-cell>
          <table:table-cell office:value-type="string" calcext:value-type="string">
            <text:p>PUMP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PUMPVA</text:p>
          </table:table-cell>
          <table:table-cell office:value-type="string" calcext:value-type="string">
            <text:p>PUMP_RATED_SPEED_RPM</text:p>
          </table:table-cell>
          <table:table-cell office:value-type="string" calcext:value-type="string">
            <text:p>Rated Speed (RPM)</text:p>
          </table:table-cell>
        </table:table-row>
      </table:table>
      <table:table table:name="PUM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"/>
        <table:table-column table:style-name="co4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BH</text:p>
          </table:table-cell>
          <table:table-cell office:value-type="string" calcext:value-type="string">
            <text:p>PUMS_FLOW_LITRES_PER_SEC</text:p>
          </table:table-cell>
          <table:table-cell table:style-name="Default" office:value-type="string" calcext:value-type="string">
            <text:p>Flow (l/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BH</text:p>
          </table:table-cell>
          <table:table-cell office:value-type="string" calcext:value-type="string">
            <text:p>PUMS_INSTALLED_DESIGN_HEAD_M</text:p>
          </table:table-cell>
          <table:table-cell office:value-type="string" calcext:value-type="string">
            <text:p>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BH</text:p>
          </table:table-cell>
          <table:table-cell office:value-type="string" calcext:value-type="string">
            <text:p>PUMS_NUMBER_OF_STAG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BH</text:p>
          </table:table-cell>
          <table:table-cell office:value-type="string" calcext:value-type="string">
            <text:p>PUMS_OUT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BH</text:p>
          </table:table-cell>
          <table:table-cell office:value-type="string" calcext:value-type="string">
            <text:p>PUMS_RATED_POWER_KW</text:p>
          </table:table-cell>
          <table:table-cell office:value-type="string" calcext:value-type="string">
            <text:p>Upper Limit Continuous Power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BH</text:p>
          </table:table-cell>
          <table:table-cell office:value-type="string" calcext:value-type="string">
            <text:p>PUMS_RATED_SPEED_RPM</text:p>
          </table:table-cell>
          <table:table-cell office:value-type="string" calcext:value-type="string">
            <text:p>Upper Limit Rotational 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FLOW_LITRES_PER_SEC</text:p>
          </table:table-cell>
          <table:table-cell table:style-name="Default" office:value-type="string" calcext:value-type="string">
            <text:p>Flow (l/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IMPELLER_TYPE</text:p>
          </table:table-cell>
          <table:table-cell office:value-type="string" calcext:value-type="string">
            <text:p>Impell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IN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INSTALLED_DESIGN_HEAD_M</text:p>
          </table:table-cell>
          <table:table-cell office:value-type="string" calcext:value-type="string">
            <text:p>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Enclosure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LIFTING_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NUMBER_OF_STAG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OUT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RATED_CURRENT_A</text:p>
          </table:table-cell>
          <table:table-cell office:value-type="string" calcext:value-type="string">
            <text:p>Enclosure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RATED_POWER_KW</text:p>
          </table:table-cell>
          <table:table-cell office:value-type="string" calcext:value-type="string">
            <text:p>Upper Limit Continuous Power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RATED_SPEED_RPM</text:p>
          </table:table-cell>
          <table:table-cell office:value-type="string" calcext:value-type="string">
            <text:p>Upper Limit Rotational 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RATED_VOLTAGE</text:p>
          </table:table-cell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RATED_VOLTAGE_UNIT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ISC</text:p>
          </table:table-cell>
          <table:table-cell office:value-type="string" calcext:value-type="string">
            <text:p>PUMS_WEIGHT_KG</text:p>
          </table:table-cell>
          <table:table-cell office:value-type="string" calcext:value-type="string">
            <text:p>Gross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FLOW_LITRES_PER_SEC</text:p>
          </table:table-cell>
          <table:table-cell table:style-name="Default" office:value-type="string" calcext:value-type="string">
            <text:p>Flow (l/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IMPELLER_TYPE</text:p>
          </table:table-cell>
          <table:table-cell table:style-name="Default" office:value-type="string" calcext:value-type="string">
            <text:p>Impell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IN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INSTALLED_DESIGN_HEAD_M</text:p>
          </table:table-cell>
          <table:table-cell office:value-type="string" calcext:value-type="string">
            <text:p>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Enclosure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LIFTING_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MEDIA_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OUT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RATED_CURRENT_A</text:p>
          </table:table-cell>
          <table:table-cell office:value-type="string" calcext:value-type="string">
            <text:p>Upper Limit Electrical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RATED_POWER_KW</text:p>
          </table:table-cell>
          <table:table-cell office:value-type="string" calcext:value-type="string">
            <text:p>Upper Limit Continuous Power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RATED_SPEED_RPM</text:p>
          </table:table-cell>
          <table:table-cell office:value-type="string" calcext:value-type="string">
            <text:p>Upper Limit Rotational 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RATED_VOLTAGE</text:p>
          </table:table-cell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MO</text:p>
          </table:table-cell>
          <table:table-cell office:value-type="string" calcext:value-type="string">
            <text:p>PUMS_RATED_VOLTAGE_UNIT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PUMS_FLOW_LITRES_PER_SEC</text:p>
          </table:table-cell>
          <table:table-cell table:style-name="Default" office:value-type="string" calcext:value-type="string">
            <text:p>Flow (l/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PUMS_IMPELLER_TYPE</text:p>
          </table:table-cell>
          <table:table-cell table:style-name="Default" office:value-type="string" calcext:value-type="string">
            <text:p>Impeller Ty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SSU</text:p>
          </table:table-cell>
          <table:table-cell office:value-type="string" calcext:value-type="string">
            <text:p>PUMS_IN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PUMS_INSTALLED_DESIGN_HEAD_M</text:p>
          </table:table-cell>
          <table:table-cell office:value-type="string" calcext:value-type="string">
            <text:p>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INSULATION_CLASS_DEG_C</text:p>
          </table:table-cell>
          <table:table-cell office:value-type="string" calcext:value-type="string">
            <text:p>Insulation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Enclosure Ra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SSU</text:p>
          </table:table-cell>
          <table:table-cell office:value-type="string" calcext:value-type="string">
            <text:p>PUMS_LIFTING_TYP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UMSSU</text:p>
          </table:table-cell>
          <table:table-cell office:value-type="string" calcext:value-type="string">
            <text:p>PUMS_OUTLET_SIZE_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PUMS_RATED_POWER_KW</text:p>
          </table:table-cell>
          <table:table-cell office:value-type="string" calcext:value-type="string">
            <text:p>Upper Limit Continuous Power 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SSU</text:p>
          </table:table-cell>
          <table:table-cell office:value-type="string" calcext:value-type="string">
            <text:p>PUMS_RATED_SPEED_RPM</text:p>
          </table:table-cell>
          <table:table-cell office:value-type="string" calcext:value-type="string">
            <text:p>Upper Limit Rotational Speed</text:p>
          </table:table-cell>
          <table:table-cell table:number-columns-repeated="2"/>
        </table:table-row>
      </table:table>
      <table:table table:name="SGER" table:style-name="ta1">
        <table:table-column table:style-name="co1" table:default-cell-style-name="Default"/>
        <table:table-column table:style-name="co31" table:default-cell-style-name="Default"/>
        <table:table-column table:style-name="co32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SGERBP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BP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BP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BP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BP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GERCF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CF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CF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CF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CF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FAULT_RATING_KA</text:p>
          </table:table-cell>
          <table:table-cell office:value-type="string" calcext:value-type="string">
            <text:p>Fault Rating (kA)</text:p>
          </table:table-cell>
        </table:table-row>
        <table:table-row table:style-name="ro2">
          <table:table-cell office:value-type="string" calcext:value-type="string">
            <text:p>SGERCO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CO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INPUT_VOLTAGE</text:p>
          </table:table-cell>
          <table:table-cell office:value-type="string" calcext:value-type="string">
            <text:p>Input Voltage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INPUT_VOLTAGE_UNITS</text:p>
          </table:table-cell>
          <table:table-cell office:value-type="string" calcext:value-type="string">
            <text:p>Input Voltage Units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FUSE_RATING_A</text:p>
          </table:table-cell>
          <table:table-cell/>
        </table:table-row>
        <table:table-row table:style-name="ro1">
          <table:table-cell office:value-type="string" calcext:value-type="string">
            <text:p>SGEREI</text:p>
          </table:table-cell>
          <table:table-cell office:value-type="string" calcext:value-type="string">
            <text:p>SGER_NUMBER_OF_WAYS</text:p>
          </table:table-cell>
          <table:table-cell/>
        </table:table-row>
        <table:table-row table:style-name="ro1">
          <table:table-cell office:value-type="string" calcext:value-type="string">
            <text:p>SGERFC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FC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FC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FC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FC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2">
          <table:table-cell office:value-type="string" calcext:value-type="string">
            <text:p>SGERFC</text:p>
          </table:table-cell>
          <table:table-cell office:value-type="string" calcext:value-type="string">
            <text:p>SGER_FUSE_RATING_A</text:p>
          </table:table-cell>
          <table:table-cell table:style-name="Default"/>
        </table:table-row>
        <table:table-row table:style-name="ro2">
          <table:table-cell office:value-type="string" calcext:value-type="string">
            <text:p>SGERFC</text:p>
          </table:table-cell>
          <table:table-cell office:value-type="string" calcext:value-type="string">
            <text:p>SGER_NUMBER_OF_WAYS</text:p>
          </table:table-cell>
          <table:table-cell table:style-name="Default"/>
        </table:table-row>
        <table:table-row table:style-name="ro2">
          <table:table-cell office:value-type="string" calcext:value-type="string">
            <text:p>SGERFC</text:p>
          </table:table-cell>
          <table:table-cell office:value-type="string" calcext:value-type="string">
            <text:p>SGER_RATED_POWER_KW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FS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FS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FS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FS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FS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2">
          <table:table-cell office:value-type="string" calcext:value-type="string">
            <text:p>SGERFS</text:p>
          </table:table-cell>
          <table:table-cell office:value-type="string" calcext:value-type="string">
            <text:p>SGER_FUSE_RATING_A</text:p>
          </table:table-cell>
          <table:table-cell table:style-name="Default"/>
        </table:table-row>
        <table:table-row table:style-name="ro2">
          <table:table-cell office:value-type="string" calcext:value-type="string">
            <text:p>SGERFS</text:p>
          </table:table-cell>
          <table:table-cell office:value-type="string" calcext:value-type="string">
            <text:p>SGER_NUMBER_OF_WAYS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FS</text:p>
          </table:table-cell>
          <table:table-cell office:value-type="string" calcext:value-type="string">
            <text:p>SGE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GERIS</text:p>
          </table:table-cell>
          <table:table-cell office:value-type="string" calcext:value-type="string">
            <text:p>SGER_INPUT_CURRENT_A</text:p>
          </table:table-cell>
          <table:table-cell office:value-type="string" calcext:value-type="string">
            <text:p>Input Current (A)</text:p>
          </table:table-cell>
        </table:table-row>
        <table:table-row table:style-name="ro1">
          <table:table-cell office:value-type="string" calcext:value-type="string">
            <text:p>SGERIS</text:p>
          </table:table-cell>
          <table:table-cell office:value-type="string" calcext:value-type="string">
            <text:p>SGER_INPUT_VOLTAGE</text:p>
          </table:table-cell>
          <table:table-cell office:value-type="string" calcext:value-type="string">
            <text:p>Input Voltage</text:p>
          </table:table-cell>
        </table:table-row>
        <table:table-row table:style-name="ro1">
          <table:table-cell office:value-type="string" calcext:value-type="string">
            <text:p>SGERIS</text:p>
          </table:table-cell>
          <table:table-cell office:value-type="string" calcext:value-type="string">
            <text:p>SGER_INPUT_VOLTAGE_UNITS</text:p>
          </table:table-cell>
          <table:table-cell office:value-type="string" calcext:value-type="string">
            <text:p>Input Voltage Units</text:p>
          </table:table-cell>
        </table:table-row>
        <table:table-row table:style-name="ro2">
          <table:table-cell office:value-type="string" calcext:value-type="string">
            <text:p>SGERIS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IS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CIRCUIT_BREAKER_RATING_A</text:p>
          </table:table-cell>
          <table:table-cell office:value-type="string" calcext:value-type="string">
            <text:p>Circuit Breaker Rating (A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COOLING_TYPE</text:p>
          </table:table-cell>
          <table:table-cell office:value-type="string" calcext:value-type="string">
            <text:p>Cooling Typ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CT_RATIO</text:p>
          </table:table-cell>
          <table:table-cell office:value-type="string" calcext:value-type="string">
            <text:p>Current Transformer Ratio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DURATION_MIN</text:p>
          </table:table-cell>
          <table:table-cell office:value-type="string" calcext:value-type="string">
            <text:p>Duration of Operation (min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FAULT_RATING_KA</text:p>
          </table:table-cell>
          <table:table-cell office:value-type="string" calcext:value-type="string">
            <text:p>Fault Rating (kA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INPUT_CURRENT_A</text:p>
          </table:table-cell>
          <table:table-cell office:value-type="string" calcext:value-type="string">
            <text:p>Input Current (A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INPUT_VOLTAGE</text:p>
          </table:table-cell>
          <table:table-cell office:value-type="string" calcext:value-type="string">
            <text:p>Input Voltag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INPUT_VOLTAGE_UNITS</text:p>
          </table:table-cell>
          <table:table-cell office:value-type="string" calcext:value-type="string">
            <text:p>Input Voltage Units</text:p>
          </table:table-cell>
        </table:table-row>
        <table:table-row table:style-name="ro2">
          <table:table-cell office:value-type="string" calcext:value-type="string">
            <text:p>SGERMISC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MANUFACTURING_TOLERANCE</text:p>
          </table:table-cell>
          <table:table-cell office:value-type="string" calcext:value-type="string">
            <text:p>Manufacturing Toleranc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NUMBER_OF_POLES</text:p>
          </table:table-cell>
          <table:table-cell office:value-type="string" calcext:value-type="string">
            <text:p>Number of Poles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PROTECTION_RELAY_TYPE</text:p>
          </table:table-cell>
          <table:table-cell office:value-type="string" calcext:value-type="string">
            <text:p>Protection Relay Typ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Input Current (A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RESISTANCE_AT_20DEGC_OHM</text:p>
          </table:table-cell>
          <table:table-cell office:value-type="string" calcext:value-type="string">
            <text:p>Resistance at 20 °c (Ohm)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RESISTOR_GRID_MATERIAL</text:p>
          </table:table-cell>
          <table:table-cell office:value-type="string" calcext:value-type="string">
            <text:p>Resistor Grid Material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2">
          <table:table-cell office:value-type="string" calcext:value-type="string">
            <text:p>SGERMISC</text:p>
          </table:table-cell>
          <table:table-cell office:value-type="string" calcext:value-type="string">
            <text:p>SGER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SYSTEM_VOLTAGE</text:p>
          </table:table-cell>
          <table:table-cell office:value-type="string" calcext:value-type="string">
            <text:p>System Voltage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SYSTEM_VOLTAGE_UNITS</text:p>
          </table:table-cell>
          <table:table-cell office:value-type="string" calcext:value-type="string">
            <text:p>System Voltage Units</text:p>
          </table:table-cell>
        </table:table-row>
        <table:table-row table:style-name="ro1">
          <table:table-cell office:value-type="string" calcext:value-type="string">
            <text:p>SGERMISC</text:p>
          </table:table-cell>
          <table:table-cell office:value-type="string" calcext:value-type="string">
            <text:p>SGER_TALLUS_UNIT</text:p>
          </table:table-cell>
          <table:table-cell office:value-type="string" calcext:value-type="string">
            <text:p>Tallus Unit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COOLING_TYPE</text:p>
          </table:table-cell>
          <table:table-cell office:value-type="string" calcext:value-type="string">
            <text:p>Cooling Type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DURATION_MIN</text:p>
          </table:table-cell>
          <table:table-cell office:value-type="string" calcext:value-type="string">
            <text:p>Duration of Operation (min)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MANUFACTURING_TOLERANCE</text:p>
          </table:table-cell>
          <table:table-cell office:value-type="string" calcext:value-type="string">
            <text:p>Manufacturing Tolerance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RESISTANCE_AT_20DEGC_OHM</text:p>
          </table:table-cell>
          <table:table-cell office:value-type="string" calcext:value-type="string">
            <text:p>Resistance at 20 °c (Ohm)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RESISTOR_GRID_MATERIAL</text:p>
          </table:table-cell>
          <table:table-cell office:value-type="string" calcext:value-type="string">
            <text:p>Resistor Grid Material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SYSTEM_VOLTAGE</text:p>
          </table:table-cell>
          <table:table-cell office:value-type="string" calcext:value-type="string">
            <text:p>System Voltage</text:p>
          </table:table-cell>
        </table:table-row>
        <table:table-row table:style-name="ro1">
          <table:table-cell office:value-type="string" calcext:value-type="string">
            <text:p>SGERNE</text:p>
          </table:table-cell>
          <table:table-cell office:value-type="string" calcext:value-type="string">
            <text:p>SGER_SYSTEM_VOLTAGE_UNITS</text:p>
          </table:table-cell>
          <table:table-cell office:value-type="string" calcext:value-type="string">
            <text:p>System Voltage Units</text:p>
          </table:table-cell>
        </table:table-row>
        <table:table-row table:style-name="ro1">
          <table:table-cell office:value-type="string" calcext:value-type="string">
            <text:p>SGEROS</text:p>
          </table:table-cell>
          <table:table-cell office:value-type="string" calcext:value-type="string">
            <text:p>SGER_FAULT_RATING_KA</text:p>
          </table:table-cell>
          <table:table-cell office:value-type="string" calcext:value-type="string">
            <text:p>Fault Rating (kA)</text:p>
          </table:table-cell>
        </table:table-row>
        <table:table-row table:style-name="ro2">
          <table:table-cell office:value-type="string" calcext:value-type="string">
            <text:p>SGEROS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OS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OS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OS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CIRCUIT_BREAKER_RATING_A</text:p>
          </table:table-cell>
          <table:table-cell office:value-type="string" calcext:value-type="string">
            <text:p>Circuit Breaker Rating (A)</text:p>
          </table:table-cell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CT_RATIO</text:p>
          </table:table-cell>
          <table:table-cell office:value-type="string" calcext:value-type="string">
            <text:p>Current Transformer Ratio</text:p>
          </table:table-cell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FAULT_RATING_KA</text:p>
          </table:table-cell>
          <table:table-cell office:value-type="string" calcext:value-type="string">
            <text:p>Fault Rating (kA)</text:p>
          </table:table-cell>
        </table:table-row>
        <table:table-row table:style-name="ro2">
          <table:table-cell office:value-type="string" calcext:value-type="string">
            <text:p>SGERRM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2">
          <table:table-cell office:value-type="string" calcext:value-type="string">
            <text:p>SGERRM</text:p>
          </table:table-cell>
          <table:table-cell office:value-type="string" calcext:value-type="string">
            <text:p>SGER_PROTECTION_RELAY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2">
          <table:table-cell office:value-type="string" calcext:value-type="string">
            <text:p>SGERRM</text:p>
          </table:table-cell>
          <table:table-cell office:value-type="string" calcext:value-type="string">
            <text:p>SGER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RM</text:p>
          </table:table-cell>
          <table:table-cell office:value-type="string" calcext:value-type="string">
            <text:p>SGER_TALLUS_UNIT</text:p>
          </table:table-cell>
          <table:table-cell office:value-type="string" calcext:value-type="string">
            <text:p>Tallus Unit</text:p>
          </table:table-cell>
        </table:table-row>
        <table:table-row table:style-name="ro1">
          <table:table-cell office:value-type="string" calcext:value-type="string">
            <text:p>SGERSF</text:p>
          </table:table-cell>
          <table:table-cell office:value-type="string" calcext:value-type="string">
            <text:p>SGER_FAULT_RATING_KA</text:p>
          </table:table-cell>
          <table:table-cell office:value-type="string" calcext:value-type="string">
            <text:p>Fault Rating (kA)</text:p>
          </table:table-cell>
        </table:table-row>
        <table:table-row table:style-name="ro2">
          <table:table-cell office:value-type="string" calcext:value-type="string">
            <text:p>SGERSF</text:p>
          </table:table-cell>
          <table:table-cell office:value-type="string" calcext:value-type="string">
            <text:p>IP_RA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SGERSF</text:p>
          </table:table-cell>
          <table:table-cell office:value-type="string" calcext:value-type="string">
            <text:p>SGE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GERSF</text:p>
          </table:table-cell>
          <table:table-cell office:value-type="string" calcext:value-type="string">
            <text:p>SGE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GERSF</text:p>
          </table:table-cell>
          <table:table-cell office:value-type="string" calcext:value-type="string">
            <text:p>SGER_RATED_VOLTAGE_UNITS</text:p>
          </table:table-cell>
          <table:table-cell office:value-type="string" calcext:value-type="string">
            <text:p>Rated Voltage Units</text:p>
          </table:table-cell>
        </table:table-row>
      </table:table>
      <table:table table:name="SPTN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2">
          <table:table-cell office:value-type="string" calcext:value-type="string">
            <text:p>SPTNMISC</text:p>
          </table:table-cell>
          <table:table-cell office:value-type="string" calcext:value-type="string">
            <text:p>SPTN_OUTPUT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SP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SP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SP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SPTN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SPTN_SUPPLY_VOLTAGE</text:p>
          </table:table-cell>
          <table:table-cell office:value-type="string" calcext:value-type="string">
            <text:p>Supply Voltage</text:p>
          </table:table-cell>
        </table:table-row>
        <table:table-row table:style-name="ro1">
          <table:table-cell office:value-type="string" calcext:value-type="string">
            <text:p>SPTNMISC</text:p>
          </table:table-cell>
          <table:table-cell office:value-type="string" calcext:value-type="string">
            <text:p>SP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SPTNR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PTNRO</text:p>
          </table:table-cell>
          <table:table-cell office:value-type="string" calcext:value-type="string">
            <text:p>SP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SPTNRO</text:p>
          </table:table-cell>
          <table:table-cell office:value-type="string" calcext:value-type="string">
            <text:p>SP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SPTNRO</text:p>
          </table:table-cell>
          <table:table-cell office:value-type="string" calcext:value-type="string">
            <text:p>SP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SPTNRO</text:p>
          </table:table-cell>
          <table:table-cell office:value-type="string" calcext:value-type="string">
            <text:p>SPTN_SUPPLY_VOLTAGE</text:p>
          </table:table-cell>
          <table:table-cell office:value-type="string" calcext:value-type="string">
            <text:p>Supply Voltage</text:p>
          </table:table-cell>
        </table:table-row>
        <table:table-row table:style-name="ro1">
          <table:table-cell office:value-type="string" calcext:value-type="string">
            <text:p>SPTNRO</text:p>
          </table:table-cell>
          <table:table-cell office:value-type="string" calcext:value-type="string">
            <text:p>SPTN_SUPPLY_VOLTAGE_UNITS</text:p>
          </table:table-cell>
          <table:table-cell office:value-type="string" calcext:value-type="string">
            <text:p>Supply Voltage Units</text:p>
          </table:table-cell>
        </table:table-row>
        <table:table-row table:style-name="ro1">
          <table:table-cell office:value-type="string" calcext:value-type="string">
            <text:p>SPTNVI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PTNVI</text:p>
          </table:table-cell>
          <table:table-cell office:value-type="string" calcext:value-type="string">
            <text:p>SPTN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SPTNVI</text:p>
          </table:table-cell>
          <table:table-cell office:value-type="string" calcext:value-type="string">
            <text:p>SPTN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SPTNVI</text:p>
          </table:table-cell>
          <table:table-cell office:value-type="string" calcext:value-type="string">
            <text:p>SPTN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SPTNVI</text:p>
          </table:table-cell>
          <table:table-cell office:value-type="string" calcext:value-type="string">
            <text:p>SPTN_SUPPLY_VOLTAGE</text:p>
          </table:table-cell>
          <table:table-cell office:value-type="string" calcext:value-type="string">
            <text:p>Supply Voltage</text:p>
          </table:table-cell>
        </table:table-row>
        <table:table-row table:style-name="ro1">
          <table:table-cell office:value-type="string" calcext:value-type="string">
            <text:p>SPTNVI</text:p>
          </table:table-cell>
          <table:table-cell office:value-type="string" calcext:value-type="string">
            <text:p>SPTN_SUPPLY_VOLTAGE_UNITS</text:p>
          </table:table-cell>
          <table:table-cell office:value-type="string" calcext:value-type="string">
            <text:p>Supply Voltage Units</text:p>
          </table:table-cell>
        </table:table-row>
      </table:table>
      <table:table table:name="STA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AT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NUMBER_OF_WAYS</text:p>
          </table:table-cell>
          <table:table-cell office:value-type="string" calcext:value-type="string">
            <text:p>Number of Ways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DO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DT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LQ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INPUT_CURRENT_A</text:p>
          </table:table-cell>
          <table:table-cell office:value-type="string" calcext:value-type="string">
            <text:p>Input Current (A)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INPUT_VOLTAGE</text:p>
          </table:table-cell>
          <table:table-cell office:value-type="string" calcext:value-type="string">
            <text:p>Input Voltage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INPUT_VOLTAGE_UNITS</text:p>
          </table:table-cell>
          <table:table-cell office:value-type="string" calcext:value-type="string">
            <text:p>Input Voltage Units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MOUNTING_TYPE</text:p>
          </table:table-cell>
          <table:table-cell office:value-type="string" calcext:value-type="string">
            <text:p>Mounting Type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NUMBER_OF_WAYS</text:p>
          </table:table-cell>
          <table:table-cell office:value-type="string" calcext:value-type="string">
            <text:p>Number of Ways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MISC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RE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STAR_RATED_CURRENT_A</text:p>
          </table:table-cell>
          <table:table-cell office:value-type="string" calcext:value-type="string">
            <text:p>Rated Current (A)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STAR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STAR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STARRV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STAR_INPUT_CURRENT_A</text:p>
          </table:table-cell>
          <table:table-cell office:value-type="string" calcext:value-type="string">
            <text:p>Input Current (A)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STAR_INPUT_VOLTAGE</text:p>
          </table:table-cell>
          <table:table-cell office:value-type="string" calcext:value-type="string">
            <text:p>Input Voltage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STAR_INPUT_VOLTAGE_UNITS</text:p>
          </table:table-cell>
          <table:table-cell office:value-type="string" calcext:value-type="string">
            <text:p>Input Voltage Units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SS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INPUT_CURRENT_A</text:p>
          </table:table-cell>
          <table:table-cell office:value-type="string" calcext:value-type="string">
            <text:p>Input Current (A)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INPUT_VOLTAGE</text:p>
          </table:table-cell>
          <table:table-cell office:value-type="string" calcext:value-type="string">
            <text:p>Input Voltage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INPUT_VOLTAGE_UNITS</text:p>
          </table:table-cell>
          <table:table-cell office:value-type="string" calcext:value-type="string">
            <text:p>Input Voltage Units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MOUNTING_TYPE</text:p>
          </table:table-cell>
          <table:table-cell office:value-type="string" calcext:value-type="string">
            <text:p>Mounting Type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NUMBER_OF_PHASE</text:p>
          </table:table-cell>
          <table:table-cell office:value-type="string" calcext:value-type="string">
            <text:p>Number of Phase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RATED_POWER_KW</text:p>
          </table:table-cell>
          <table:table-cell office:value-type="string" calcext:value-type="string">
            <text:p>Rated Power (kW)</text:p>
          </table:table-cell>
        </table:table-row>
        <table:table-row table:style-name="ro1">
          <table:table-cell office:value-type="string" calcext:value-type="string">
            <text:p>STARVF</text:p>
          </table:table-cell>
          <table:table-cell office:value-type="string" calcext:value-type="string">
            <text:p>STAR_SLD_REF_NO</text:p>
          </table:table-cell>
          <table:table-cell office:value-type="string" calcext:value-type="string">
            <text:p>Single Line Drawing Ref Number</text:p>
          </table:table-cell>
        </table:table-row>
      </table:table>
      <table:table table:name="TANK" table:style-name="ta1">
        <table:table-column table:style-name="co1" table:default-cell-style-name="Default"/>
        <table:table-column table:style-name="co38" table:default-cell-style-name="Default"/>
        <table:table-column table:style-name="co39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BOTTOM_WATER_LEVEL_MAOD</text:p>
          </table:table-cell>
          <table:table-cell office:value-type="string" calcext:value-type="string">
            <text:p>Bottom Water Level (mAOD)</text:p>
          </table:table-cell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COLUMN_MATERIAL</text:p>
          </table:table-cell>
          <table:table-cell office:value-type="string" calcext:value-type="string">
            <text:p>Column Material</text:p>
          </table:table-cell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FLOOR_MATERIAL</text:p>
          </table:table-cell>
          <table:table-cell office:value-type="string" calcext:value-type="string">
            <text:p>Floor Material</text:p>
          </table:table-cell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RESERVOIR_COVERING</text:p>
          </table:table-cell>
          <table:table-cell office:value-type="string" calcext:value-type="string">
            <text:p>Reservoir Covering</text:p>
          </table:table-cell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ROOF_MATERIAL</text:p>
          </table:table-cell>
          <table:table-cell office:value-type="string" calcext:value-type="string">
            <text:p>Roof Material</text:p>
          </table:table-cell>
        </table:table-row>
        <table:table-row table:style-name="ro2">
          <table:table-cell office:value-type="string" calcext:value-type="string">
            <text:p>TANKCC</text:p>
          </table:table-cell>
          <table:table-cell office:value-type="string" calcext:value-type="string">
            <text:p>TANK_TANK_LEVEL</text:p>
          </table:table-cell>
          <table:table-cell table:style-name="Default"/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TOP_WATER_LEVEL_MAOD</text:p>
          </table:table-cell>
          <table:table-cell office:value-type="string" calcext:value-type="string">
            <text:p>Top Water Level (mAOD)</text:p>
          </table:table-cell>
        </table:table-row>
        <table:table-row table:style-name="ro1">
          <table:table-cell office:value-type="string" calcext:value-type="string">
            <text:p>TANKCC</text:p>
          </table:table-cell>
          <table:table-cell office:value-type="string" calcext:value-type="string">
            <text:p>TANK_WALL_MATERIAL</text:p>
          </table:table-cell>
          <table:table-cell office:value-type="string" calcext:value-type="string">
            <text:p>Wall Material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BOTTOM_WATER_LEVEL_MAOD</text:p>
          </table:table-cell>
          <table:table-cell office:value-type="string" calcext:value-type="string">
            <text:p>Bottom Water Level (mAOD)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COLUMN_MATERIAL</text:p>
          </table:table-cell>
          <table:table-cell office:value-type="string" calcext:value-type="string">
            <text:p>Column Material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FLOOR_MATERIAL</text:p>
          </table:table-cell>
          <table:table-cell office:value-type="string" calcext:value-type="string">
            <text:p>Floor Material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ROOF_MATERIAL</text:p>
          </table:table-cell>
          <table:table-cell office:value-type="string" calcext:value-type="string">
            <text:p>Roof Material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TANK_CONSTRUCTION</text:p>
          </table:table-cell>
          <table:table-cell office:value-type="string" calcext:value-type="string">
            <text:p>Roof Material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TANK_COVERING</text:p>
          </table:table-cell>
          <table:table-cell office:value-type="string" calcext:value-type="string">
            <text:p>Tank Covering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TANK_LEVEL</text:p>
          </table:table-cell>
          <table:table-cell table:style-name="Default"/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TOP_WATER_LEVEL_MAOD</text:p>
          </table:table-cell>
          <table:table-cell office:value-type="string" calcext:value-type="string">
            <text:p>Top Water Level (mAOD)</text:p>
          </table:table-cell>
        </table:table-row>
        <table:table-row table:style-name="ro1">
          <table:table-cell office:value-type="string" calcext:value-type="string">
            <text:p>TANKMISC</text:p>
          </table:table-cell>
          <table:table-cell office:value-type="string" calcext:value-type="string">
            <text:p>TANK_WALL_MATERIAL</text:p>
          </table:table-cell>
          <table:table-cell office:value-type="string" calcext:value-type="string">
            <text:p>Wall Material</text:p>
          </table:table-cell>
        </table:table-row>
        <table:table-row table:style-name="ro1">
          <table:table-cell office:value-type="string" calcext:value-type="string">
            <text:p>TANKPR</text:p>
          </table:table-cell>
          <table:table-cell office:value-type="string" calcext:value-type="string">
            <text:p>TANK_TANK_CONSTRUCTION</text:p>
          </table:table-cell>
          <table:table-cell office:value-type="string" calcext:value-type="string">
            <text:p>Tank Construction</text:p>
          </table:table-cell>
        </table:table-row>
        <table:table-row table:style-name="ro1">
          <table:table-cell office:value-type="string" calcext:value-type="string">
            <text:p>TANKPR</text:p>
          </table:table-cell>
          <table:table-cell office:value-type="string" calcext:value-type="string">
            <text:p>TANK_TANK_COVERING</text:p>
          </table:table-cell>
          <table:table-cell office:value-type="string" calcext:value-type="string">
            <text:p>Tank Covering</text:p>
          </table:table-cell>
        </table:table-row>
        <table:table-row table:style-name="ro2">
          <table:table-cell office:value-type="string" calcext:value-type="string">
            <text:p>TANKPR</text:p>
          </table:table-cell>
          <table:table-cell office:value-type="string" calcext:value-type="string">
            <text:p>TANK_TANK_LEVEL</text:p>
          </table:table-cell>
          <table:table-cell table:style-name="Default"/>
        </table:table-row>
        <table:table-row table:style-name="ro2">
          <table:table-cell office:value-type="string" calcext:value-type="string">
            <text:p>TANKPR</text:p>
          </table:table-cell>
          <table:table-cell office:value-type="string" calcext:value-type="string">
            <text:p>TANK_TANK_USE</text:p>
          </table:table-cell>
          <table:table-cell table:style-name="Default"/>
        </table:table-row>
        <table:table-row table:style-name="ro1">
          <table:table-cell office:value-type="string" calcext:value-type="string">
            <text:p>TANKST</text:p>
          </table:table-cell>
          <table:table-cell office:value-type="string" calcext:value-type="string">
            <text:p>TANK_TANK_CONSTRUCTION</text:p>
          </table:table-cell>
          <table:table-cell office:value-type="string" calcext:value-type="string">
            <text:p>Tank Construction</text:p>
          </table:table-cell>
        </table:table-row>
        <table:table-row table:style-name="ro1">
          <table:table-cell office:value-type="string" calcext:value-type="string">
            <text:p>TANKST</text:p>
          </table:table-cell>
          <table:table-cell office:value-type="string" calcext:value-type="string">
            <text:p>TANK_TANK_COVERING</text:p>
          </table:table-cell>
          <table:table-cell office:value-type="string" calcext:value-type="string">
            <text:p>Tank Covering</text:p>
          </table:table-cell>
        </table:table-row>
        <table:table-row table:style-name="ro2">
          <table:table-cell office:value-type="string" calcext:value-type="string">
            <text:p>TANKST</text:p>
          </table:table-cell>
          <table:table-cell office:value-type="string" calcext:value-type="string">
            <text:p>TANK_TANK_LEVEL</text:p>
          </table:table-cell>
          <table:table-cell table:style-name="Default"/>
        </table:table-row>
        <table:table-row table:style-name="ro2">
          <table:table-cell office:value-type="string" calcext:value-type="string">
            <text:p>TANKST</text:p>
          </table:table-cell>
          <table:table-cell office:value-type="string" calcext:value-type="string">
            <text:p>TANK_TANK_USE</text:p>
          </table:table-cell>
          <table:table-cell table:style-name="Default"/>
        </table:table-row>
      </table:table>
      <table:table table:name="VALV" table:style-name="ta1"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VALVAV</text:p>
          </table:table-cell>
          <table:table-cell office:value-type="string" calcext:value-type="string">
            <text:p>VALV_FLOW_LITRES_PER_SEC</text:p>
          </table:table-cell>
          <table:table-cell/>
        </table:table-row>
        <table:table-row table:style-name="ro1">
          <table:table-cell office:value-type="string" calcext:value-type="string">
            <text:p>VALVAV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BA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BA</text:p>
          </table:table-cell>
          <table:table-cell office:value-type="string" calcext:value-type="string">
            <text:p>VALV_MEDIA_TYPE</text:p>
          </table:table-cell>
          <table:table-cell/>
        </table:table-row>
        <table:table-row table:style-name="ro1">
          <table:table-cell office:value-type="string" calcext:value-type="string">
            <text:p>VALVBA</text:p>
          </table:table-cell>
          <table:table-cell office:value-type="string" calcext:value-type="string">
            <text:p>VALV_VALVE_CONFIGURATION</text:p>
          </table:table-cell>
          <table:table-cell/>
        </table:table-row>
        <table:table-row table:style-name="ro1">
          <table:table-cell office:value-type="string" calcext:value-type="string">
            <text:p>VALVBE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BP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BP</text:p>
          </table:table-cell>
          <table:table-cell office:value-type="string" calcext:value-type="string">
            <text:p>VALV_MEDIA_TYPE</text:p>
          </table:table-cell>
          <table:table-cell/>
        </table:table-row>
        <table:table-row table:style-name="ro1">
          <table:table-cell office:value-type="string" calcext:value-type="string">
            <text:p>VALVDC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DE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DI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DR</text:p>
          </table:table-cell>
          <table:table-cell office:value-type="string" calcext:value-type="string">
            <text:p>VALV_FLOW_LITRES_PER_SEC</text:p>
          </table:table-cell>
          <table:table-cell/>
        </table:table-row>
        <table:table-row table:style-name="ro1">
          <table:table-cell office:value-type="string" calcext:value-type="string">
            <text:p>VALVDR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DR</text:p>
          </table:table-cell>
          <table:table-cell office:value-type="string" calcext:value-type="string">
            <text:p>VALV_VALVE_CONFIGURATION</text:p>
          </table:table-cell>
          <table:table-cell/>
        </table:table-row>
        <table:table-row table:style-name="ro1">
          <table:table-cell office:value-type="string" calcext:value-type="string">
            <text:p>VALVFL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FU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GA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GL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GL</text:p>
          </table:table-cell>
          <table:table-cell office:value-type="string" calcext:value-type="string">
            <text:p>VALV_VALVE_CONFIGURATION</text:p>
          </table:table-cell>
          <table:table-cell/>
        </table:table-row>
        <table:table-row table:style-name="ro1">
          <table:table-cell office:value-type="string" calcext:value-type="string">
            <text:p>VALVMISC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MISC</text:p>
          </table:table-cell>
          <table:table-cell office:value-type="string" calcext:value-type="string">
            <text:p>VALV_MEDIA_TYPE</text:p>
          </table:table-cell>
          <table:table-cell/>
        </table:table-row>
        <table:table-row table:style-name="ro1">
          <table:table-cell office:value-type="string" calcext:value-type="string">
            <text:p>VALVMISC</text:p>
          </table:table-cell>
          <table:table-cell office:value-type="string" calcext:value-type="string">
            <text:p>VALV_OUTLET_SIZE_MM</text:p>
          </table:table-cell>
          <table:table-cell/>
        </table:table-row>
        <table:table-row table:style-name="ro1">
          <table:table-cell office:value-type="string" calcext:value-type="string">
            <text:p>VALVMW</text:p>
          </table:table-cell>
          <table:table-cell office:value-type="string" calcext:value-type="string">
            <text:p>VALV_FLOW_LITRES_PER_SEC</text:p>
          </table:table-cell>
          <table:table-cell/>
        </table:table-row>
        <table:table-row table:style-name="ro1">
          <table:table-cell office:value-type="string" calcext:value-type="string">
            <text:p>VALVMW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MW</text:p>
          </table:table-cell>
          <table:table-cell office:value-type="string" calcext:value-type="string">
            <text:p>INSULATION_CLASS_DEG_C</text:p>
          </table:table-cell>
          <table:table-cell/>
        </table:table-row>
        <table:table-row table:style-name="ro1">
          <table:table-cell office:value-type="string" calcext:value-type="string">
            <text:p>VALVMW</text:p>
          </table:table-cell>
          <table:table-cell office:value-type="string" calcext:value-type="string">
            <text:p>IP_RATING</text:p>
          </table:table-cell>
          <table:table-cell/>
        </table:table-row>
        <table:table-row table:style-name="ro1">
          <table:table-cell office:value-type="string" calcext:value-type="string">
            <text:p>VALVMW</text:p>
          </table:table-cell>
          <table:table-cell office:value-type="string" calcext:value-type="string">
            <text:p>VALV_RATED_TEMPERATURE_DEG_C</text:p>
          </table:table-cell>
          <table:table-cell/>
        </table:table-row>
        <table:table-row table:style-name="ro2">
          <table:table-cell office:value-type="string" calcext:value-type="string">
            <text:p>VALVMW</text:p>
          </table:table-cell>
          <table:table-cell office:value-type="string" calcext:value-type="string">
            <text:p>VALV_VALVE_CONFIGURATION</text:p>
          </table:table-cell>
          <table:table-cell/>
        </table:table-row>
        <table:table-row table:style-name="ro1">
          <table:table-cell office:value-type="string" calcext:value-type="string">
            <text:p>VALVNE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2">
          <table:table-cell office:value-type="string" calcext:value-type="string">
            <text:p>VALVNR</text:p>
          </table:table-cell>
          <table:table-cell office:value-type="string" calcext:value-type="string">
            <text:p>VALV_FLOW_LITRES_PER_SEC</text:p>
          </table:table-cell>
          <table:table-cell/>
        </table:table-row>
        <table:table-row table:style-name="ro1">
          <table:table-cell office:value-type="string" calcext:value-type="string">
            <text:p>VALVNR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2">
          <table:table-cell office:value-type="string" calcext:value-type="string">
            <text:p>VALVNR</text:p>
          </table:table-cell>
          <table:table-cell office:value-type="string" calcext:value-type="string">
            <text:p>VALV_RATED_TEMPERATURE_DEG_C</text:p>
          </table:table-cell>
          <table:table-cell/>
        </table:table-row>
        <table:table-row table:style-name="ro1">
          <table:table-cell office:value-type="string" calcext:value-type="string">
            <text:p>VALVPE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PG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PI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PR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1">
          <table:table-cell office:value-type="string" calcext:value-type="string">
            <text:p>VALVPV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  <table:table-row table:style-name="ro2">
          <table:table-cell office:value-type="string" calcext:value-type="string">
            <text:p>VALVPV</text:p>
          </table:table-cell>
          <table:table-cell office:value-type="string" calcext:value-type="string">
            <text:p>VALV_OUTLET_SIZE_MM</text:p>
          </table:table-cell>
          <table:table-cell/>
        </table:table-row>
        <table:table-row table:style-name="ro1">
          <table:table-cell office:value-type="string" calcext:value-type="string">
            <text:p>VALVPV</text:p>
          </table:table-cell>
          <table:table-cell office:value-type="string" calcext:value-type="string">
            <text:p>VALV_SET_RANGE_MAX</text:p>
          </table:table-cell>
          <table:table-cell table:style-name="ce1" office:value-type="string" calcext:value-type="string">
            <text:p>Set Range Max</text:p>
          </table:table-cell>
        </table:table-row>
        <table:table-row table:style-name="ro1">
          <table:table-cell office:value-type="string" calcext:value-type="string">
            <text:p>VALVPV</text:p>
          </table:table-cell>
          <table:table-cell office:value-type="string" calcext:value-type="string">
            <text:p>VALV_SET_RANGE_MIN</text:p>
          </table:table-cell>
          <table:table-cell table:style-name="ce1" office:value-type="string" calcext:value-type="string">
            <text:p>Set Range Min</text:p>
          </table:table-cell>
        </table:table-row>
        <table:table-row table:style-name="ro1">
          <table:table-cell office:value-type="string" calcext:value-type="string">
            <text:p>VALVPV</text:p>
          </table:table-cell>
          <table:table-cell office:value-type="string" calcext:value-type="string">
            <text:p>VALV_SET_RANGE_UNITS</text:p>
          </table:table-cell>
          <table:table-cell table:style-name="ce1" office:value-type="string" calcext:value-type="string">
            <text:p>Set Range Unit</text:p>
          </table:table-cell>
        </table:table-row>
        <table:table-row table:style-name="ro1">
          <table:table-cell office:value-type="string" calcext:value-type="string">
            <text:p>VALVRA</text:p>
          </table:table-cell>
          <table:table-cell office:value-type="string" calcext:value-type="string">
            <text:p>VALV_INLET_SIZE_MM</text:p>
          </table:table-cell>
          <table:table-cell office:value-type="string" calcext:value-type="string">
            <text:p>Bore Diameter (mm)</text:p>
          </table:table-cell>
        </table:table-row>
      </table:table>
      <table:table table:name="VEPR" table:style-name="ta1">
        <table:table-column table:style-name="co1" table:default-cell-style-name="Default"/>
        <table:table-column table:style-name="co42" table:default-cell-style-name="Default"/>
        <table:table-column table:style-name="co43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AC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PRESSURE_MAX_BAR</text:p>
          </table:table-cell>
          <table:table-cell office:value-type="string" calcext:value-type="string">
            <text:p>Pressure Max (bar)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AC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C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C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C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C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AO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AO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O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O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O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AO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AR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AR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R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R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R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AR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AW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AW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W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W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AW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AW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GH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2">
          <table:table-cell office:value-type="string" calcext:value-type="string">
            <text:p>VEPRGH</text:p>
          </table:table-cell>
          <table:table-cell office:value-type="string" calcext:value-type="string">
            <text:p>VEPR_RATED_TEMPERATURE_DEG_C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GH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GH</text:p>
          </table:table-cell>
          <table:table-cell office:value-type="string" calcext:value-type="string">
            <text:p>VEPR_TEST_PRESSURE_BAR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MISC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CAPACITY_LTRS_L</text:p>
          </table:table-cell>
          <table:table-cell office:value-type="string" calcext:value-type="string">
            <text:p>Capacity (l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OZONE_OUTPUT_KG_PER_HRA</text:p>
          </table:table-cell>
          <table:table-cell office:value-type="string" calcext:value-type="string">
            <text:p>Ozone Output (kg/hra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PRESSURE_MAX_BAR</text:p>
          </table:table-cell>
          <table:table-cell office:value-type="string" calcext:value-type="string">
            <text:p>Pressure Max (bar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MISC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MISC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MISC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MISC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MISC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NW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NW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NW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NW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NW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NW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OZ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OZONE_OUTPUT_KG_PER_HRA</text:p>
          </table:table-cell>
          <table:table-cell office:value-type="string" calcext:value-type="string">
            <text:p>Ozone Output (kg/hra)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OZ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OZ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OZ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OZ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OZ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PA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PA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A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A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A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PA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PD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PD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D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D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D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PD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PR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CAPACITY_LTRS_L</text:p>
          </table:table-cell>
          <table:table-cell office:value-type="string" calcext:value-type="string">
            <text:p>Capacity (l)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MATERIAL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PR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R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R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PR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PR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SB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RATED_TEMPERATURE_DEG_C</text:p>
          </table:table-cell>
          <table:table-cell office:value-type="string" calcext:value-type="string">
            <text:p>Rated Temperature (°c)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SB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SB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SB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SB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SB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SS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SS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SS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SS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SS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SS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PV_INSPECTION_FREQUENCY_MONTHS</text:p>
          </table:table-cell>
          <table:table-cell office:value-type="string" calcext:value-type="string">
            <text:p>PV inspection freq (Months)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STATUTORY_REFERENCE_NUMBER</text:p>
          </table:table-cell>
          <table:table-cell office:value-type="string" calcext:value-type="string">
            <text:p>Statutory Reference Number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TEST_CERT_NO</text:p>
          </table:table-cell>
          <table:table-cell office:value-type="string" calcext:value-type="string">
            <text:p>Test Certificate Number</text:p>
          </table:table-cell>
        </table:table-row>
        <table:table-row table:style-name="ro2">
          <table:table-cell office:value-type="string" calcext:value-type="string">
            <text:p>VEPRVA</text:p>
          </table:table-cell>
          <table:table-cell office:value-type="string" calcext:value-type="string">
            <text:p>VEPR_BAR_LIT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MANUFACTURED_YEAR</text:p>
          </table:table-cell>
          <table:table-cell office:value-type="string" calcext:value-type="string">
            <text:p>Manufactured Year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PV_CAPACITY_LTRS_L</text:p>
          </table:table-cell>
          <table:table-cell office:value-type="string" calcext:value-type="string">
            <text:p>PV Capacity litres (l)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PV_VERIFICATION_DATE</text:p>
          </table:table-cell>
          <table:table-cell office:value-type="string" calcext:value-type="string">
            <text:p>PV Verification Status Date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PV_VERIFICATION_STATUS</text:p>
          </table:table-cell>
          <table:table-cell office:value-type="string" calcext:value-type="string">
            <text:p>PV Verification Status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SAFE_WORKING_PRESSURE_BAR</text:p>
          </table:table-cell>
          <table:table-cell office:value-type="string" calcext:value-type="string">
            <text:p>Safe Working Pressure (bar)</text:p>
          </table:table-cell>
        </table:table-row>
        <table:table-row table:style-name="ro2">
          <table:table-cell office:value-type="string" calcext:value-type="string">
            <text:p>VEPRVA</text:p>
          </table:table-cell>
          <table:table-cell office:value-type="string" calcext:value-type="string">
            <text:p>VEPR_SWP_D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VA</text:p>
          </table:table-cell>
          <table:table-cell office:value-type="string" calcext:value-type="string">
            <text:p>VEPR_SWP_LOC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VA</text:p>
          </table:table-cell>
          <table:table-cell office:value-type="string" calcext:value-type="string">
            <text:p>VEPR_SWP_NAME</text:p>
          </table:table-cell>
          <table:table-cell table:style-name="Default"/>
        </table:table-row>
        <table:table-row table:style-name="ro2">
          <table:table-cell office:value-type="string" calcext:value-type="string">
            <text:p>VEPRVA</text:p>
          </table:table-cell>
          <table:table-cell office:value-type="string" calcext:value-type="string">
            <text:p>VEPR_SWP_TYPE</text:p>
          </table:table-cell>
          <table:table-cell table:style-name="Default"/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TEST_PRESSURE_BAR</text:p>
          </table:table-cell>
          <table:table-cell office:value-type="string" calcext:value-type="string">
            <text:p>Test Pressure (bar)</text:p>
          </table:table-cell>
        </table:table-row>
        <table:table-row table:style-name="ro1">
          <table:table-cell office:value-type="string" calcext:value-type="string">
            <text:p>VEPRVA</text:p>
          </table:table-cell>
          <table:table-cell office:value-type="string" calcext:value-type="string">
            <text:p>VEPR_WRITTEN_SCHEME_NUMBER</text:p>
          </table:table-cell>
          <table:table-cell office:value-type="string" calcext:value-type="string">
            <text:p>Written Scheme No</text:p>
          </table:table-cell>
        </table:table-row>
      </table:table>
      <table:table table:name="WELL" table:style-name="ta1"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  <table:table-row table:style-name="ro2">
          <table:table-cell office:value-type="string" calcext:value-type="string">
            <text:p>WELLDR</text:p>
          </table:table-cell>
          <table:table-cell office:value-type="string" calcext:value-type="string">
            <text:p>WELL_TANK_CONSTRUCTION</text:p>
          </table:table-cell>
          <table:table-cell/>
        </table:table-row>
        <table:table-row table:style-name="ro2">
          <table:table-cell office:value-type="string" calcext:value-type="string">
            <text:p>WELLMISC</text:p>
          </table:table-cell>
          <table:table-cell office:value-type="string" calcext:value-type="string">
            <text:p>WELL_TANK_CONSTRUCTION</text:p>
          </table:table-cell>
          <table:table-cell/>
        </table:table-row>
        <table:table-row table:style-name="ro2">
          <table:table-cell office:value-type="string" calcext:value-type="string">
            <text:p>WELLWT</text:p>
          </table:table-cell>
          <table:table-cell office:value-type="string" calcext:value-type="string">
            <text:p>WELL_TANK_CONSTRUCTION</text:p>
          </table:table-cell>
          <table:table-cell/>
        </table:table-row>
        <table:table-row table:style-name="ro2">
          <table:table-cell office:value-type="string" calcext:value-type="string">
            <text:p>WELLWT</text:p>
          </table:table-cell>
          <table:table-cell office:value-type="string" calcext:value-type="string">
            <text:p>WELL_TANK_LEVEL</text:p>
          </table:table-cell>
          <table:table-cell/>
        </table:table-row>
      </table:table>
      <table:table table:name="GASW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ce1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table:style-name="Default" office:value-type="string" calcext:value-type="string">
            <text:p>pdt_field_name</text:p>
          </table:table-cell>
        </table:table-row>
        <table:table-row table:style-name="ro1">
          <table:table-cell office:value-type="string" calcext:value-type="string">
            <text:p>GASWCP</text:p>
          </table:table-cell>
          <table:table-cell office:value-type="string" calcext:value-type="string">
            <text:p>GASW_RATED_VOLTAGE</text:p>
          </table:table-cell>
          <table:table-cell table:style-name="Default"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CP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CP</text:p>
          </table:table-cell>
          <table:table-cell office:value-type="string" calcext:value-type="string">
            <text:p>GASW_SENSING_RANGE_BAR</text:p>
          </table:table-cell>
          <table:table-cell office:value-type="string" calcext:value-type="string">
            <text:p>Sensing Range (bar)</text:p>
          </table:table-cell>
        </table:table-row>
        <table:table-row table:style-name="ro1">
          <table:table-cell office:value-type="string" calcext:value-type="string">
            <text:p>GASWC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GASWIP</text:p>
          </table:table-cell>
          <table:table-cell office:value-type="string" calcext:value-type="string">
            <text:p>GASW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IP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IP</text:p>
          </table:table-cell>
          <table:table-cell office:value-type="string" calcext:value-type="string">
            <text:p>GASW_SENSING_RANGE_BAR</text:p>
          </table:table-cell>
          <table:table-cell office:value-type="string" calcext:value-type="string">
            <text:p>Sensing Range (bar)</text:p>
          </table:table-cell>
        </table:table-row>
        <table:table-row table:style-name="ro1">
          <table:table-cell office:value-type="string" calcext:value-type="string">
            <text:p>GASWI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GASWME</text:p>
          </table:table-cell>
          <table:table-cell office:value-type="string" calcext:value-type="string">
            <text:p>GASW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ME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ME</text:p>
          </table:table-cell>
          <table:table-cell office:value-type="string" calcext:value-type="string">
            <text:p>GASW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GASWME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GASWMG</text:p>
          </table:table-cell>
          <table:table-cell office:value-type="string" calcext:value-type="string">
            <text:p>GASW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MG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MG</text:p>
          </table:table-cell>
          <table:table-cell office:value-type="string" calcext:value-type="string">
            <text:p>GASW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GASWMG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INSTRUMENT_POWER_W</text:p>
          </table:table-cell>
          <table:table-cell office:value-type="string" calcext:value-type="string">
            <text:p>Instrument Power (W)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RANGE_MAX</text:p>
          </table:table-cell>
          <table:table-cell office:value-type="string" calcext:value-type="string">
            <text:p>Range Max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RANGE_MIN</text:p>
          </table:table-cell>
          <table:table-cell office:value-type="string" calcext:value-type="string">
            <text:p>Range Min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RANGE_UNITS</text:p>
          </table:table-cell>
          <table:table-cell office:value-type="string" calcext:value-type="string">
            <text:p>Range Unit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SIGNAL_TYPE</text:p>
          </table:table-cell>
          <table:table-cell office:value-type="string" calcext:value-type="string">
            <text:p>Output Signal Type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GASW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GASWMISC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GASWOP</text:p>
          </table:table-cell>
          <table:table-cell office:value-type="string" calcext:value-type="string">
            <text:p>GASW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OP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OP</text:p>
          </table:table-cell>
          <table:table-cell office:value-type="string" calcext:value-type="string">
            <text:p>GASW_SENSING_RANGE_BAR</text:p>
          </table:table-cell>
          <table:table-cell office:value-type="string" calcext:value-type="string">
            <text:p>Sensing Range (bar)</text:p>
          </table:table-cell>
        </table:table-row>
        <table:table-row table:style-name="ro1">
          <table:table-cell office:value-type="string" calcext:value-type="string">
            <text:p>GASWOP</text:p>
          </table:table-cell>
          <table:table-cell office:value-type="string" calcext:value-type="string">
            <text:p>GASW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GASWOP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  <table:table-row table:style-name="ro1">
          <table:table-cell office:value-type="string" calcext:value-type="string">
            <text:p>GASWUS</text:p>
          </table:table-cell>
          <table:table-cell office:value-type="string" calcext:value-type="string">
            <text:p>GASW_RATED_VOLTAGE</text:p>
          </table:table-cell>
          <table:table-cell office:value-type="string" calcext:value-type="string">
            <text:p>Rated Voltage</text:p>
          </table:table-cell>
        </table:table-row>
        <table:table-row table:style-name="ro1">
          <table:table-cell office:value-type="string" calcext:value-type="string">
            <text:p>GASWUS</text:p>
          </table:table-cell>
          <table:table-cell office:value-type="string" calcext:value-type="string">
            <text:p>GASW_RATED_VOLTAGE_UNITS</text:p>
          </table:table-cell>
          <table:table-cell office:value-type="string" calcext:value-type="string">
            <text:p>Rated Voltage Units</text:p>
          </table:table-cell>
        </table:table-row>
        <table:table-row table:style-name="ro1">
          <table:table-cell office:value-type="string" calcext:value-type="string">
            <text:p>GASWUS</text:p>
          </table:table-cell>
          <table:table-cell office:value-type="string" calcext:value-type="string">
            <text:p>GASW_SENSING_RANGE_BAR</text:p>
          </table:table-cell>
          <table:table-cell office:value-type="string" calcext:value-type="string">
            <text:p>Sensing Range (bar)</text:p>
          </table:table-cell>
        </table:table-row>
        <table:table-row table:style-name="ro1">
          <table:table-cell office:value-type="string" calcext:value-type="string">
            <text:p>GASWUS</text:p>
          </table:table-cell>
          <table:table-cell office:value-type="string" calcext:value-type="string">
            <text:p>GASW_SPECIFIC_ORDER_CODE</text:p>
          </table:table-cell>
          <table:table-cell office:value-type="string" calcext:value-type="string">
            <text:p>Specific Order Code</text:p>
          </table:table-cell>
        </table:table-row>
        <table:table-row table:style-name="ro1">
          <table:table-cell office:value-type="string" calcext:value-type="string">
            <text:p>GASWUS</text:p>
          </table:table-cell>
          <table:table-cell office:value-type="string" calcext:value-type="string">
            <text:p>IP_RATING</text:p>
          </table:table-cell>
          <table:table-cell office:value-type="string" calcext:value-type="string">
            <text:p>IP Rating</text:p>
          </table:table-cell>
        </table:table-row>
      </table:table>
      <table:table table:name="SCR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</table:table>
      <table:table table:name="SCRC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</table:table>
      <table:table table:name="TRUT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4_equi_class</text:p>
          </table:table-cell>
          <table:table-cell office:value-type="string" calcext:value-type="string">
            <text:p>s4_equi_char</text:p>
          </table:table-cell>
          <table:table-cell office:value-type="string" calcext:value-type="string">
            <text:p>pdt_field_name</text:p>
          </table:table-cell>
        </table:table-row>
      </table:table>
      <table:named-expressions/>
      <table:database-ranges>
        <table:database-range table:name="__Anonymous_Sheet_DB__8" table:target-range-address="MCCE.A1:MCCE.C28">
          <table:sort>
            <table:sort-by table:field-number="0" table:data-type="automatic"/>
          </table:sort>
        </table:database-range>
        <table:database-range table:name="__Anonymous_Sheet_DB__13" table:target-range-address="PUMS.A1:PUMS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mersible_20_Pump" style:display-name="PageStyle_Submersible Pu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1" style:display-name="PageStyle_Submersible Pump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2" style:display-name="PageStyle_Submersible Pump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3" style:display-name="PageStyle_Submersible Pump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4" style:display-name="PageStyle_Submersible Pump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5" style:display-name="PageStyle_Submersible Pump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6" style:display-name="PageStyle_Submersible Pump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Control_20_Centre" style:display-name="PageStyle_Motor Control Cent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Control_20_Centre_20_1" style:display-name="PageStyle_Motor Control Centr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Control_20_Centre_20_2" style:display-name="PageStyle_Motor Control Centr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" style:display-name="PageStyle_Pressure Transmit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_20_1" style:display-name="PageStyle_Pressure Transmit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_20_2" style:display-name="PageStyle_Pressure Transmitt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_20_3" style:display-name="PageStyle_Pressure Transmitt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_20_4" style:display-name="PageStyle_Pressure Transmitt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_20_5" style:display-name="PageStyle_Pressure Transmitt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Transmitter_20_6" style:display-name="PageStyle_Pressure Transmitte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" style:display-name="PageStyle_Motor St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1" style:display-name="PageStyle_Motor Star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2" style:display-name="PageStyle_Motor Start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3" style:display-name="PageStyle_Motor Start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4" style:display-name="PageStyle_Motor Start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5" style:display-name="PageStyle_Motor Start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6" style:display-name="PageStyle_Motor Starte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7" style:display-name="PageStyle_Motor Starte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8" style:display-name="PageStyle_Motor Starte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9" style:display-name="PageStyle_Motor Starte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10" style:display-name="PageStyle_Motor Starte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11" style:display-name="PageStyle_Motor Starte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Starter_20_12" style:display-name="PageStyle_Motor Starte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" style:display-name="PageStyle_Flow Transmit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" style:display-name="PageStyle_Flow Transmit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2" style:display-name="PageStyle_Flow Transmitt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3" style:display-name="PageStyle_Flow Transmitt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4" style:display-name="PageStyle_Flow Transmitt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5" style:display-name="PageStyle_Flow Transmitt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6" style:display-name="PageStyle_Flow Transmitte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7" style:display-name="PageStyle_Flow Transmitte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8" style:display-name="PageStyle_Flow Transmitte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9" style:display-name="PageStyle_Flow Transmitte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0" style:display-name="PageStyle_Flow Transmitte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1" style:display-name="PageStyle_Flow Transmitte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2" style:display-name="PageStyle_Flow Transmitte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3" style:display-name="PageStyle_Flow Transmitter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4" style:display-name="PageStyle_Flow Transmitter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5" style:display-name="PageStyle_Flow Transmitter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6" style:display-name="PageStyle_Flow Transmitter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7" style:display-name="PageStyle_Flow Transmitter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8" style:display-name="PageStyle_Flow Transmitter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19" style:display-name="PageStyle_Flow Transmitter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20" style:display-name="PageStyle_Flow Transmitter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21" style:display-name="PageStyle_Flow Transmitter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22" style:display-name="PageStyle_Flow Transmitter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23" style:display-name="PageStyle_Flow Transmitter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_20_Transmitter_20_24" style:display-name="PageStyle_Flow Transmitter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" style:display-name="PageStyle_Level Transmit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" style:display-name="PageStyle_Level Transmit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2" style:display-name="PageStyle_Level Transmitt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3" style:display-name="PageStyle_Level Transmitt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4" style:display-name="PageStyle_Level Transmitt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5" style:display-name="PageStyle_Level Transmitt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6" style:display-name="PageStyle_Level Transmitte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7" style:display-name="PageStyle_Level Transmitte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8" style:display-name="PageStyle_Level Transmitte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9" style:display-name="PageStyle_Level Transmitte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0" style:display-name="PageStyle_Level Transmitte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1" style:display-name="PageStyle_Level Transmitte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2" style:display-name="PageStyle_Level Transmitte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3" style:display-name="PageStyle_Level Transmitter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4" style:display-name="PageStyle_Level Transmitter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Transmitter_20_15" style:display-name="PageStyle_Level Transmitter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7" style:display-name="PageStyle_Submersible Pump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8" style:display-name="PageStyle_Submersible Pump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9" style:display-name="PageStyle_Submersible Pump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10" style:display-name="PageStyle_Submersible Pump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11" style:display-name="PageStyle_Submersible Pump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ersible_20_Pump_20_12" style:display-name="PageStyle_Submersible Pump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ves" style:display-name="PageStyle_Val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ves_20_1" style:display-name="PageStyle_Valv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ves_20_2" style:display-name="PageStyle_Valve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" style:display-name="PageStyle_Actua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1" style:display-name="PageStyle_Actuator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2" style:display-name="PageStyle_Actuator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3" style:display-name="PageStyle_Actuator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4" style:display-name="PageStyle_Actuator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5" style:display-name="PageStyle_Actuators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6" style:display-name="PageStyle_Actuators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_20_7" style:display-name="PageStyle_Actuators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" style:display-name="PageStyle_Control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1" style:display-name="PageStyle_Controll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2" style:display-name="PageStyle_Controll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3" style:display-name="PageStyle_Controlle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4" style:display-name="PageStyle_Controlle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5" style:display-name="PageStyle_Controlle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6" style:display-name="PageStyle_Controlle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7" style:display-name="PageStyle_Controlle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8" style:display-name="PageStyle_Controlle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9" style:display-name="PageStyle_Controlle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10" style:display-name="PageStyle_Controlle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r_20_11" style:display-name="PageStyle_Controlle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osk" style:display-name="PageStyle_Kios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osk_20_1" style:display-name="PageStyle_Kiosk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osk_20_2" style:display-name="PageStyle_Kiosk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osk_20_3" style:display-name="PageStyle_Kiosk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osk_20_4" style:display-name="PageStyle_Kiosk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osk_20_5" style:display-name="PageStyle_Kiosk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" style:display-name="PageStyle_Pu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" style:display-name="PageStyle_Pump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2" style:display-name="PageStyle_Pump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3" style:display-name="PageStyle_Pump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4" style:display-name="PageStyle_Pump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5" style:display-name="PageStyle_Pump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6" style:display-name="PageStyle_Pump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7" style:display-name="PageStyle_Pump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8" style:display-name="PageStyle_Pump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9" style:display-name="PageStyle_Pump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0" style:display-name="PageStyle_Pump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1" style:display-name="PageStyle_Pump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2" style:display-name="PageStyle_Pump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3" style:display-name="PageStyle_Pump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4" style:display-name="PageStyle_Pump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5" style:display-name="PageStyle_Pump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6" style:display-name="PageStyle_Pump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7" style:display-name="PageStyle_Pump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8" style:display-name="PageStyle_Pump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19" style:display-name="PageStyle_Pump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20" style:display-name="PageStyle_Pump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21" style:display-name="PageStyle_Pump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mp_20_22" style:display-name="PageStyle_Pump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" style:display-name="PageStyle_Switchg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" style:display-name="PageStyle_Switchge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" style:display-name="PageStyle_Switchge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3" style:display-name="PageStyle_Switchge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4" style:display-name="PageStyle_Switchgea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5" style:display-name="PageStyle_Switchgea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6" style:display-name="PageStyle_Switchgea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7" style:display-name="PageStyle_Switchgea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8" style:display-name="PageStyle_Switchgea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9" style:display-name="PageStyle_Switchgea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0" style:display-name="PageStyle_Switchgea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1" style:display-name="PageStyle_Switchgea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2" style:display-name="PageStyle_Switchgea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3" style:display-name="PageStyle_Switchgear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4" style:display-name="PageStyle_Switchgear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5" style:display-name="PageStyle_Switchgear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6" style:display-name="PageStyle_Switchgear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7" style:display-name="PageStyle_Switchgear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8" style:display-name="PageStyle_Switchgear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19" style:display-name="PageStyle_Switchgear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0" style:display-name="PageStyle_Switchgear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1" style:display-name="PageStyle_Switchgear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2" style:display-name="PageStyle_Switchgear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3" style:display-name="PageStyle_Switchgear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4" style:display-name="PageStyle_Switchgear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5" style:display-name="PageStyle_Switchgear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6" style:display-name="PageStyle_Switchgear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7" style:display-name="PageStyle_Switchgear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8" style:display-name="PageStyle_Switchgear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29" style:display-name="PageStyle_Switchgear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gear_20_30" style:display-name="PageStyle_Switchgear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" style:display-name="PageStyle_Ta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1" style:display-name="PageStyle_Tank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2" style:display-name="PageStyle_Tank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3" style:display-name="PageStyle_Tank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4" style:display-name="PageStyle_Tank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5" style:display-name="PageStyle_Tanks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6" style:display-name="PageStyle_Tanks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7" style:display-name="PageStyle_Tanks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8" style:display-name="PageStyle_Tanks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ks_20_9" style:display-name="PageStyle_Tanks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" style:display-name="PageStyle_Uninterruptible power supply 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1" style:display-name="PageStyle_Uninterruptible power supply c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2" style:display-name="PageStyle_Uninterruptible power supply c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3" style:display-name="PageStyle_Uninterruptible power supply co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4" style:display-name="PageStyle_Uninterruptible power supply co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5" style:display-name="PageStyle_Uninterruptible power supply co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6" style:display-name="PageStyle_Uninterruptible power supply co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7" style:display-name="PageStyle_Uninterruptible power supply co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8" style:display-name="PageStyle_Uninterruptible power supply co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9" style:display-name="PageStyle_Uninterruptible power supply co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nterruptible_20_power_20_supply_20_co_20_10" style:display-name="PageStyle_Uninterruptible power supply co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" style:display-name="PageStyle_Distribution 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1" style:display-name="PageStyle_Distribution Boar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2" style:display-name="PageStyle_Distribution Boar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3" style:display-name="PageStyle_Distribution Boar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4" style:display-name="PageStyle_Distribution Board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5" style:display-name="PageStyle_Distribution Board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6" style:display-name="PageStyle_Distribution Board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7" style:display-name="PageStyle_Distribution Board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ion_20_Board_20_8" style:display-name="PageStyle_Distribution Board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" style:display-name="PageStyle_Heating 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" style:display-name="PageStyle_Heating Uni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" style:display-name="PageStyle_Heating Uni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3" style:display-name="PageStyle_Heating Uni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4" style:display-name="PageStyle_Heating Uni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5" style:display-name="PageStyle_Heating Uni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6" style:display-name="PageStyle_Heating Uni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7" style:display-name="PageStyle_Heating Uni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8" style:display-name="PageStyle_Heating Uni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9" style:display-name="PageStyle_Heating Uni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0" style:display-name="PageStyle_Heating Uni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1" style:display-name="PageStyle_Heating Uni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2" style:display-name="PageStyle_Heating Unit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3" style:display-name="PageStyle_Heating Unit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4" style:display-name="PageStyle_Heating Unit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5" style:display-name="PageStyle_Heating Unit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6" style:display-name="PageStyle_Heating Unit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7" style:display-name="PageStyle_Heating Unit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8" style:display-name="PageStyle_Heating Unit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19" style:display-name="PageStyle_Heating Unit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0" style:display-name="PageStyle_Heating Unit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1" style:display-name="PageStyle_Heating Unit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2" style:display-name="PageStyle_Heating Unit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3" style:display-name="PageStyle_Heating Unit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4" style:display-name="PageStyle_Heating Unit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5" style:display-name="PageStyle_Heating Unit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6" style:display-name="PageStyle_Heating Unit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ing_20_Unit_20_27" style:display-name="PageStyle_Heating Unit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" style:display-name="PageStyle_Mo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" style:display-name="PageStyle_Moto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" style:display-name="PageStyle_Moto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" style:display-name="PageStyle_Moto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4" style:display-name="PageStyle_Moto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5" style:display-name="PageStyle_Moto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6" style:display-name="PageStyle_Moto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7" style:display-name="PageStyle_Moto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8" style:display-name="PageStyle_Moto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9" style:display-name="PageStyle_Moto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0" style:display-name="PageStyle_Moto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1" style:display-name="PageStyle_Moto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2" style:display-name="PageStyle_Moto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3" style:display-name="PageStyle_Motor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4" style:display-name="PageStyle_Motor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5" style:display-name="PageStyle_Motor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6" style:display-name="PageStyle_Motor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7" style:display-name="PageStyle_Motor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8" style:display-name="PageStyle_Motor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19" style:display-name="PageStyle_Motor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0" style:display-name="PageStyle_Motor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1" style:display-name="PageStyle_Motor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2" style:display-name="PageStyle_Motor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3" style:display-name="PageStyle_Motor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4" style:display-name="PageStyle_Motor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5" style:display-name="PageStyle_Motor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6" style:display-name="PageStyle_Motor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7" style:display-name="PageStyle_Motor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8" style:display-name="PageStyle_Motor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29" style:display-name="PageStyle_Motor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0" style:display-name="PageStyle_Motor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1" style:display-name="PageStyle_Motor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2" style:display-name="PageStyle_Motor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3" style:display-name="PageStyle_Motor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4" style:display-name="PageStyle_Motor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5" style:display-name="PageStyle_Motor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6" style:display-name="PageStyle_Motor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7" style:display-name="PageStyle_Motor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8" style:display-name="PageStyle_Motor 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39" style:display-name="PageStyle_Motor 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40" style:display-name="PageStyle_Motor 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41" style:display-name="PageStyle_Motor 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42" style:display-name="PageStyle_Motor 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43" style:display-name="PageStyle_Motor 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44" style:display-name="PageStyle_Motor 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" style:display-name="PageStyle_Pressure Vess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" style:display-name="PageStyle_Pressure Vesse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" style:display-name="PageStyle_Pressure Vesse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" style:display-name="PageStyle_Pressure Vesse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" style:display-name="PageStyle_Pressure Vesse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" style:display-name="PageStyle_Pressure Vessels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" style:display-name="PageStyle_Pressure Vessels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7" style:display-name="PageStyle_Pressure Vessels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8" style:display-name="PageStyle_Pressure Vessels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9" style:display-name="PageStyle_Pressure Vessels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0" style:display-name="PageStyle_Pressure Vessels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1" style:display-name="PageStyle_Pressure Vessels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2" style:display-name="PageStyle_Pressure Vessels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3" style:display-name="PageStyle_Pressure Vessels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4" style:display-name="PageStyle_Pressure Vessels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5" style:display-name="PageStyle_Pressure Vessels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6" style:display-name="PageStyle_Pressure Vessels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7" style:display-name="PageStyle_Pressure Vessels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8" style:display-name="PageStyle_Pressure Vessels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19" style:display-name="PageStyle_Pressure Vessels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0" style:display-name="PageStyle_Pressure Vessels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1" style:display-name="PageStyle_Pressure Vessels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2" style:display-name="PageStyle_Pressure Vessels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3" style:display-name="PageStyle_Pressure Vessels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4" style:display-name="PageStyle_Pressure Vessels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5" style:display-name="PageStyle_Pressure Vessels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6" style:display-name="PageStyle_Pressure Vessels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7" style:display-name="PageStyle_Pressure Vessels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8" style:display-name="PageStyle_Pressure Vessels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29" style:display-name="PageStyle_Pressure Vessels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0" style:display-name="PageStyle_Pressure Vessels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1" style:display-name="PageStyle_Pressure Vessels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2" style:display-name="PageStyle_Pressure Vessels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3" style:display-name="PageStyle_Pressure Vessels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4" style:display-name="PageStyle_Pressure Vessels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5" style:display-name="PageStyle_Pressure Vessels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6" style:display-name="PageStyle_Pressure Vessels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7" style:display-name="PageStyle_Pressure Vessels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8" style:display-name="PageStyle_Pressure Vessels 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39" style:display-name="PageStyle_Pressure Vessels 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0" style:display-name="PageStyle_Pressure Vessels 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1" style:display-name="PageStyle_Pressure Vessels 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2" style:display-name="PageStyle_Pressure Vessels 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3" style:display-name="PageStyle_Pressure Vessels 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4" style:display-name="PageStyle_Pressure Vessels 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5" style:display-name="PageStyle_Pressure Vessels 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6" style:display-name="PageStyle_Pressure Vessels 4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7" style:display-name="PageStyle_Pressure Vessels 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8" style:display-name="PageStyle_Pressure Vessels 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49" style:display-name="PageStyle_Pressure Vessels 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0" style:display-name="PageStyle_Pressure Vessels 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1" style:display-name="PageStyle_Pressure Vessels 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2" style:display-name="PageStyle_Pressure Vessels 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3" style:display-name="PageStyle_Pressure Vessels 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4" style:display-name="PageStyle_Pressure Vessels 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5" style:display-name="PageStyle_Pressure Vessels 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6" style:display-name="PageStyle_Pressure Vessels 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7" style:display-name="PageStyle_Pressure Vessels 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8" style:display-name="PageStyle_Pressure Vessels 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59" style:display-name="PageStyle_Pressure Vessels 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0" style:display-name="PageStyle_Pressure Vessels 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1" style:display-name="PageStyle_Pressure Vessels 6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2" style:display-name="PageStyle_Pressure Vessels 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3" style:display-name="PageStyle_Pressure Vessels 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4" style:display-name="PageStyle_Pressure Vessels 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5" style:display-name="PageStyle_Pressure Vessels 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6" style:display-name="PageStyle_Pressure Vessels 6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7" style:display-name="PageStyle_Pressure Vessels 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8" style:display-name="PageStyle_Pressure Vessels 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69" style:display-name="PageStyle_Pressure Vessels 6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70" style:display-name="PageStyle_Pressure Vessels 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71" style:display-name="PageStyle_Pressure Vessels 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sure_20_Vessels_20_72" style:display-name="PageStyle_Pressure Vessels 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" style:display-name="PageStyle_Movement Sens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1" style:display-name="PageStyle_Movement Senso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2" style:display-name="PageStyle_Movement Senso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3" style:display-name="PageStyle_Movement Senso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4" style:display-name="PageStyle_Movement Senso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5" style:display-name="PageStyle_Movement Senso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6" style:display-name="PageStyle_Movement Senso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7" style:display-name="PageStyle_Movement Senso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_20_Sensor_20_8" style:display-name="PageStyle_Movement Senso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" style:display-name="PageStyle_Position Sens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" style:display-name="PageStyle_Position Senso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2" style:display-name="PageStyle_Position Senso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3" style:display-name="PageStyle_Position Senso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4" style:display-name="PageStyle_Position Sensor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5" style:display-name="PageStyle_Position Sensor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6" style:display-name="PageStyle_Position Sensor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7" style:display-name="PageStyle_Position Sensor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8" style:display-name="PageStyle_Position Sensor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9" style:display-name="PageStyle_Position Sensor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0" style:display-name="PageStyle_Position Sensor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1" style:display-name="PageStyle_Position Sensor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2" style:display-name="PageStyle_Position Sensor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3" style:display-name="PageStyle_Position Sensor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4" style:display-name="PageStyle_Position Sensor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5" style:display-name="PageStyle_Position Sensor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6" style:display-name="PageStyle_Position Sensor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7" style:display-name="PageStyle_Position Sensor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8" style:display-name="PageStyle_Position Sensor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19" style:display-name="PageStyle_Position Sensor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20" style:display-name="PageStyle_Position Sensor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21" style:display-name="PageStyle_Position Sensor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tion_20_Sensor_20_22" style:display-name="PageStyle_Position Sensor 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8T16:02:44.913000000</dc:date>
    <meta:editing-duration>PT6H35M22S</meta:editing-duration>
    <meta:editing-cycles>130</meta:editing-cycles>
    <meta:generator>LibreOffice/6.2.8.2$Windows_X86_64 LibreOffice_project/f82ddfca21ebc1e222a662a32b25c0c9d20169ee</meta:generator>
    <meta:document-statistic meta:table-count="25" meta:cell-count="4094" meta:object-count="0"/>
  </office:meta>
</office:document-meta>
</file>